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print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rint</text:p>
          </table:table-cell>
          <table:table-cell table:style-name="Default" office:value-type="string" calcext:value-type="string">
            <text:p>Date de fin</text:p>
          </table:table-cell>
          <table:table-cell table:style-name="ce2" office:value-type="string" calcext:value-type="string">
            <text:p>Tâches émises durant le sprint</text:p>
          </table:table-cell>
          <table:table-cell table:style-name="ce2" office:value-type="string" calcext:value-type="string">
            <text:p>Tâches réalisées durant le sprint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date" office:date-value="2023-02-03" calcext:value-type="date">
            <text:p>03/02/23</text:p>
          </table:table-cell>
          <table:table-cell table:formula="of:=COUNTIF([Tâches.F$3:.F$56];&quot;=&quot;&amp;[.$A2])" office:value-type="float" office:value="18" calcext:value-type="float">
            <text:p>18</text:p>
          </table:table-cell>
          <table:table-cell table:formula="of:=COUNTIF([Tâches.G$3:.G$56];&quot;=&quot;&amp;[.$A2])" office:value-type="float" office:value="16" calcext:value-type="float">
            <text:p>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23-02-17" calcext:value-type="date">
            <text:p>17/02/23</text:p>
          </table:table-cell>
          <table:table-cell table:formula="of:=COUNTIF([Tâches.F$3:.F$56];&quot;=&quot;&amp;[.$A3])" office:value-type="float" office:value="9" calcext:value-type="float">
            <text:p>9</text:p>
          </table:table-cell>
          <table:table-cell table:formula="of:=COUNTIF([Tâches.G$3:.G$56];&quot;=&quot;&amp;[.$A3])" office:value-type="float" office:value="11" calcext:value-type="float">
            <text:p>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23-03-10" calcext:value-type="date">
            <text:p>10/03/23</text:p>
          </table:table-cell>
          <table:table-cell table:formula="of:=COUNTIF([Tâches.F$3:.F$56];&quot;=&quot;&amp;[.$A4])" office:value-type="float" office:value="8" calcext:value-type="float">
            <text:p>8</text:p>
          </table:table-cell>
          <table:table-cell table:formula="of:=COUNTIF([Tâches.G$3:.G$56];&quot;=&quot;&amp;[.$A4])" office:value-type="float" office:value="6" calcext:value-type="float">
            <text:p>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23-03-24" calcext:value-type="date">
            <text:p>24/03/23</text:p>
          </table:table-cell>
          <table:table-cell table:formula="of:=COUNTIF([Tâches.F$3:.F$56];&quot;=&quot;&amp;[.$A5])" office:value-type="float" office:value="4" calcext:value-type="float">
            <text:p>4</text:p>
          </table:table-cell>
          <table:table-cell table:formula="of:=COUNTIF([Tâches.G$3:.G$56];&quot;=&quot;&amp;[.$A5])"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23-04-07" calcext:value-type="date">
            <text:p>07/04/23</text:p>
          </table:table-cell>
          <table:table-cell table:formula="of:=COUNTIF([Tâches.F$3:.F$56];&quot;=&quot;&amp;[.$A6])" office:value-type="float" office:value="13" calcext:value-type="float">
            <text:p>13</text:p>
          </table:table-cell>
          <table:table-cell table:formula="of:=COUNTIF([Tâches.G$3:.G$56];&quot;=&quot;&amp;[.$A6])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23-04-21" calcext:value-type="date">
            <text:p>21/04/23</text:p>
          </table:table-cell>
          <table:table-cell table:formula="of:=COUNTIF([Tâches.F$3:.F$56];&quot;=&quot;&amp;[.$A7])" office:value-type="float" office:value="2" calcext:value-type="float">
            <text:p>2</text:p>
          </table:table-cell>
          <table:table-cell table:formula="of:=COUNTIF([Tâches.G$3:.G$56];&quot;=&quot;&amp;[.$A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23-04-28" calcext:value-type="date">
            <text:p>28/04/23</text:p>
          </table:table-cell>
          <table:table-cell table:formula="of:=COUNTIF([Tâches.F$3:.F$56];&quot;=&quot;&amp;[.$A8])" office:value-type="float" office:value="0" calcext:value-type="float">
            <text:p>0</text:p>
          </table:table-cell>
          <table:table-cell table:formula="of:=COUNTIF([Tâches.G$3:.G$56];&quot;=&quot;&amp;[.$A8])" office:value-type="float" office:value="0" calcext:value-type="float">
            <text:p>0</text:p>
          </table:table-cell>
        </table:table-row>
      </table:table>
      <table:table table:name="Tâches" table:style-name="ta1">
        <table:table-column table:style-name="co1" table:number-columns-repeated="2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2" table:default-cell-style-name="ce4"/>
        <table:table-row table:style-name="ro2">
          <table:table-cell table:number-columns-repeated="7"/>
        </table:table-row>
        <table:table-row table:style-name="ro3">
          <table:table-cell table:style-name="Default" office:value-type="string" calcext:value-type="string">
            <text:p>Besoin</text:p>
          </table:table-cell>
          <table:table-cell office:value-type="string" calcext:value-type="string">
            <text:p>Tâche</text:p>
          </table:table-cell>
          <table:table-cell table:style-name="ce2" office:value-type="string" calcext:value-type="string">
            <text:p>Date d’émission de la tâche</text:p>
          </table:table-cell>
          <table:table-cell table:style-name="ce2" office:value-type="string" calcext:value-type="string">
            <text:p>Date de validation de la tâche</text:p>
          </table:table-cell>
          <table:table-cell table:style-name="ce2" office:value-type="string" calcext:value-type="string">
            <text:p>Jour pour valider</text:p>
          </table:table-cell>
          <table:table-cell table:style-name="ce5" office:value-type="string" calcext:value-type="string">
            <text:p>Sprint d’émission</text:p>
          </table:table-cell>
          <table:table-cell table:style-name="ce5" office:value-type="string" calcext:value-type="string">
            <text:p>Sprint de validation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Visualiser la doc dans la recherche</text:p>
          </table:table-cell>
          <table:table-cell office:value-type="string" calcext:value-type="string">
            <text:p>Ajouter le visualisateur de documentation dans la fenêtre de création de contrainte</text:p>
          </table:table-cell>
          <table:table-cell table:style-name="ce1" office:value-type="date" office:date-value="2023-03-10" calcext:value-type="date">
            <text:p>10/03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3]-[.C3]" office:value-type="float" office:value="6" calcext:value-type="float">
            <text:p>6</text:p>
          </table:table-cell>
          <table:table-cell table:formula="of:=COM.MICROSOFT.IFS( [.C3]&lt;=[Sprint.$B$2];[$Sprint.$A$2]; [.C3]&lt;=[Sprint.$B$3];[$Sprint.$A$3]; [.C3]&lt;=[Sprint.$B$4];[$Sprint.$A$4]; [.C3]&lt;=[Sprint.$B$5];[$Sprint.$A$5]; [.C3]&lt;=[Sprint.$B$6];[$Sprint.$A$6]; [.C3]&lt;=[Sprint.$B$7];[$Sprint.$A$7]; [.C3]&lt;=[Sprint.$B$8];[$Sprint.$A$8])" office:value-type="float" office:value="2" calcext:value-type="float">
            <text:p>2</text:p>
          </table:table-cell>
          <table:table-cell table:formula="of:=COM.MICROSOFT.IFS( [.D3]&lt;=[Sprint.$B$2];[$Sprint.$A$2]; [.D3]&lt;=[Sprint.$B$3];[$Sprint.$A$3]; [.D3]&lt;=[Sprint.$B$4];[$Sprint.$A$4]; [.D3]&lt;=[Sprint.$B$5];[$Sprint.$A$5]; [.D3]&lt;=[Sprint.$B$6];[$Sprint.$A$6]; [.D3]&lt;=[Sprint.$B$7];[$Sprint.$A$7]; [.D3]&lt;=[Sprint.$B$8];[$Sprint.$A$8])" office:value-type="float" office:value="3" calcext:value-type="float">
            <text:p>3</text:p>
          </table:table-cell>
        </table:table-row>
        <table:table-row table:style-name="ro5">
          <table:covered-table-cell/>
          <table:table-cell office:value-type="string" calcext:value-type="string">
            <text:p>Revoir le CSS afin de ne pas avoir de blanc inutile et d’afficher de doc large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4]-[.C4]" office:value-type="float" office:value="6" calcext:value-type="float">
            <text:p>6</text:p>
          </table:table-cell>
          <table:table-cell table:formula="of:=COM.MICROSOFT.IFS( [.C4]&lt;=[Sprint.$B$2];[$Sprint.$A$2]; [.C4]&lt;=[Sprint.$B$3];[$Sprint.$A$3]; [.C4]&lt;=[Sprint.$B$4];[$Sprint.$A$4]; [.C4]&lt;=[Sprint.$B$5];[$Sprint.$A$5]; [.C4]&lt;=[Sprint.$B$6];[$Sprint.$A$6]; [.C4]&lt;=[Sprint.$B$7];[$Sprint.$A$7]; [.C4]&lt;=[Sprint.$B$8];[$Sprint.$A$8])" office:value-type="float" office:value="4" calcext:value-type="float">
            <text:p>4</text:p>
          </table:table-cell>
          <table:table-cell table:formula="of:=COM.MICROSOFT.IFS( [.D4]&lt;=[Sprint.$B$2];[$Sprint.$A$2]; [.D4]&lt;=[Sprint.$B$3];[$Sprint.$A$3]; [.D4]&lt;=[Sprint.$B$4];[$Sprint.$A$4]; [.D4]&lt;=[Sprint.$B$5];[$Sprint.$A$5]; [.D4]&lt;=[Sprint.$B$6];[$Sprint.$A$6]; [.D4]&lt;=[Sprint.$B$7];[$Sprint.$A$7]; [.D4]&lt;=[Sprint.$B$8];[$Sprint.$A$8]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1" table:number-rows-spanned="12">
            <text:p>Visualisation de contrainte</text:p>
          </table:table-cell>
          <table:table-cell office:value-type="string" calcext:value-type="string">
            <text:p>Composant d’affichage markdown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5]-[.C5]" office:value-type="float" office:value="1" calcext:value-type="float">
            <text:p>1</text:p>
          </table:table-cell>
          <table:table-cell table:formula="of:=COM.MICROSOFT.IFS( [.C5]&lt;=[Sprint.$B$2];[$Sprint.$A$2]; [.C5]&lt;=[Sprint.$B$3];[$Sprint.$A$3]; [.C5]&lt;=[Sprint.$B$4];[$Sprint.$A$4]; [.C5]&lt;=[Sprint.$B$5];[$Sprint.$A$5]; [.C5]&lt;=[Sprint.$B$6];[$Sprint.$A$6]; [.C5]&lt;=[Sprint.$B$7];[$Sprint.$A$7]; [.C5]&lt;=[Sprint.$B$8];[$Sprint.$A$8])" office:value-type="float" office:value="0" calcext:value-type="float">
            <text:p>0</text:p>
          </table:table-cell>
          <table:table-cell table:formula="of:=COM.MICROSOFT.IFS( [.D5]&lt;=[Sprint.$B$2];[$Sprint.$A$2]; [.D5]&lt;=[Sprint.$B$3];[$Sprint.$A$3]; [.D5]&lt;=[Sprint.$B$4];[$Sprint.$A$4]; [.D5]&lt;=[Sprint.$B$5];[$Sprint.$A$5]; [.D5]&lt;=[Sprint.$B$6];[$Sprint.$A$6]; [.D5]&lt;=[Sprint.$B$7];[$Sprint.$A$7]; [.D5]&lt;=[Sprint.$B$8];[$Sprint.$A$8]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Classe js de documentation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6]-[.C6]" office:value-type="float" office:value="1" calcext:value-type="float">
            <text:p>1</text:p>
          </table:table-cell>
          <table:table-cell table:formula="of:=COM.MICROSOFT.IFS( [.C6]&lt;=[Sprint.$B$2];[$Sprint.$A$2]; [.C6]&lt;=[Sprint.$B$3];[$Sprint.$A$3]; [.C6]&lt;=[Sprint.$B$4];[$Sprint.$A$4]; [.C6]&lt;=[Sprint.$B$5];[$Sprint.$A$5]; [.C6]&lt;=[Sprint.$B$6];[$Sprint.$A$6]; [.C6]&lt;=[Sprint.$B$7];[$Sprint.$A$7]; [.C6]&lt;=[Sprint.$B$8];[$Sprint.$A$8])" office:value-type="float" office:value="0" calcext:value-type="float">
            <text:p>0</text:p>
          </table:table-cell>
          <table:table-cell table:formula="of:=COM.MICROSOFT.IFS( [.D6]&lt;=[Sprint.$B$2];[$Sprint.$A$2]; [.D6]&lt;=[Sprint.$B$3];[$Sprint.$A$3]; [.D6]&lt;=[Sprint.$B$4];[$Sprint.$A$4]; [.D6]&lt;=[Sprint.$B$5];[$Sprint.$A$5]; [.D6]&lt;=[Sprint.$B$6];[$Sprint.$A$6]; [.D6]&lt;=[Sprint.$B$7];[$Sprint.$A$7]; [.D6]&lt;=[Sprint.$B$8];[$Sprint.$A$8])" office:value-type="float" office:value="0" calcext:value-type="float">
            <text:p>0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Documenter tout ça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7]-[.C7]" office:value-type="float" office:value="1" calcext:value-type="float">
            <text:p>1</text:p>
          </table:table-cell>
          <table:table-cell table:formula="of:=COM.MICROSOFT.IFS( [.C7]&lt;=[Sprint.$B$2];[$Sprint.$A$2]; [.C7]&lt;=[Sprint.$B$3];[$Sprint.$A$3]; [.C7]&lt;=[Sprint.$B$4];[$Sprint.$A$4]; [.C7]&lt;=[Sprint.$B$5];[$Sprint.$A$5]; [.C7]&lt;=[Sprint.$B$6];[$Sprint.$A$6]; [.C7]&lt;=[Sprint.$B$7];[$Sprint.$A$7]; [.C7]&lt;=[Sprint.$B$8];[$Sprint.$A$8])" office:value-type="float" office:value="0" calcext:value-type="float">
            <text:p>0</text:p>
          </table:table-cell>
          <table:table-cell table:formula="of:=COM.MICROSOFT.IFS( [.D7]&lt;=[Sprint.$B$2];[$Sprint.$A$2]; [.D7]&lt;=[Sprint.$B$3];[$Sprint.$A$3]; [.D7]&lt;=[Sprint.$B$4];[$Sprint.$A$4]; [.D7]&lt;=[Sprint.$B$5];[$Sprint.$A$5]; [.D7]&lt;=[Sprint.$B$6];[$Sprint.$A$6]; [.D7]&lt;=[Sprint.$B$7];[$Sprint.$A$7]; [.D7]&lt;=[Sprint.$B$8];[$Sprint.$A$8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Adapter le popup pour qu’il soit plus grand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2" calcext:value-type="date">
            <text:p>02/02/23</text:p>
          </table:table-cell>
          <table:table-cell table:formula="of:=[.D8]-[.C8]" office:value-type="float" office:value="7" calcext:value-type="float">
            <text:p>7</text:p>
          </table:table-cell>
          <table:table-cell table:formula="of:=COM.MICROSOFT.IFS( [.C8]&lt;=[Sprint.$B$2];[$Sprint.$A$2]; [.C8]&lt;=[Sprint.$B$3];[$Sprint.$A$3]; [.C8]&lt;=[Sprint.$B$4];[$Sprint.$A$4]; [.C8]&lt;=[Sprint.$B$5];[$Sprint.$A$5]; [.C8]&lt;=[Sprint.$B$6];[$Sprint.$A$6]; [.C8]&lt;=[Sprint.$B$7];[$Sprint.$A$7]; [.C8]&lt;=[Sprint.$B$8];[$Sprint.$A$8])" office:value-type="float" office:value="0" calcext:value-type="float">
            <text:p>0</text:p>
          </table:table-cell>
          <table:table-cell table:formula="of:=COM.MICROSOFT.IFS( [.D8]&lt;=[Sprint.$B$2];[$Sprint.$A$2]; [.D8]&lt;=[Sprint.$B$3];[$Sprint.$A$3]; [.D8]&lt;=[Sprint.$B$4];[$Sprint.$A$4]; [.D8]&lt;=[Sprint.$B$5];[$Sprint.$A$5]; [.D8]&lt;=[Sprint.$B$6];[$Sprint.$A$6]; [.D8]&lt;=[Sprint.$B$7];[$Sprint.$A$7]; [.D8]&lt;=[Sprint.$B$8];[$Sprint.$A$8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Voir comment ne pas dismiss la popover au click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9]-[.C9]" office:value-type="float" office:value="1" calcext:value-type="float">
            <text:p>1</text:p>
          </table:table-cell>
          <table:table-cell table:formula="of:=COM.MICROSOFT.IFS( [.C9]&lt;=[Sprint.$B$2];[$Sprint.$A$2]; [.C9]&lt;=[Sprint.$B$3];[$Sprint.$A$3]; [.C9]&lt;=[Sprint.$B$4];[$Sprint.$A$4]; [.C9]&lt;=[Sprint.$B$5];[$Sprint.$A$5]; [.C9]&lt;=[Sprint.$B$6];[$Sprint.$A$6]; [.C9]&lt;=[Sprint.$B$7];[$Sprint.$A$7]; [.C9]&lt;=[Sprint.$B$8];[$Sprint.$A$8])" office:value-type="float" office:value="0" calcext:value-type="float">
            <text:p>0</text:p>
          </table:table-cell>
          <table:table-cell table:formula="of:=COM.MICROSOFT.IFS( [.D9]&lt;=[Sprint.$B$2];[$Sprint.$A$2]; [.D9]&lt;=[Sprint.$B$3];[$Sprint.$A$3]; [.D9]&lt;=[Sprint.$B$4];[$Sprint.$A$4]; [.D9]&lt;=[Sprint.$B$5];[$Sprint.$A$5]; [.D9]&lt;=[Sprint.$B$6];[$Sprint.$A$6]; [.D9]&lt;=[Sprint.$B$7];[$Sprint.$A$7]; [.D9]&lt;=[Sprint.$B$8];[$Sprint.$A$8])" office:value-type="float" office:value="0" calcext:value-type="float">
            <text:p>0</text:p>
          </table:table-cell>
        </table:table-row>
        <table:table-row table:style-name="ro7">
          <table:covered-table-cell/>
          <table:table-cell table:style-name="ce3" office:value-type="string" calcext:value-type="string">
            <text:p>Ajouter scrollbar sur la vue ConstraintManager </text:p>
          </table:table-cell>
          <table:table-cell table:number-columns-repeated="2" table:style-name="ce1" office:value-type="date" office:date-value="2023-02-02" calcext:value-type="date">
            <text:p>02/02/23</text:p>
          </table:table-cell>
          <table:table-cell table:formula="of:=[.D10]-[.C10]" office:value-type="float" office:value="0" calcext:value-type="float">
            <text:p>0</text:p>
          </table:table-cell>
          <table:table-cell table:formula="of:=COM.MICROSOFT.IFS( [.C10]&lt;=[Sprint.$B$2];[$Sprint.$A$2]; [.C10]&lt;=[Sprint.$B$3];[$Sprint.$A$3]; [.C10]&lt;=[Sprint.$B$4];[$Sprint.$A$4]; [.C10]&lt;=[Sprint.$B$5];[$Sprint.$A$5]; [.C10]&lt;=[Sprint.$B$6];[$Sprint.$A$6]; [.C10]&lt;=[Sprint.$B$7];[$Sprint.$A$7]; [.C10]&lt;=[Sprint.$B$8];[$Sprint.$A$8])" office:value-type="float" office:value="0" calcext:value-type="float">
            <text:p>0</text:p>
          </table:table-cell>
          <table:table-cell table:formula="of:=COM.MICROSOFT.IFS( [.D10]&lt;=[Sprint.$B$2];[$Sprint.$A$2]; [.D10]&lt;=[Sprint.$B$3];[$Sprint.$A$3]; [.D10]&lt;=[Sprint.$B$4];[$Sprint.$A$4]; [.D10]&lt;=[Sprint.$B$5];[$Sprint.$A$5]; [.D10]&lt;=[Sprint.$B$6];[$Sprint.$A$6]; [.D10]&lt;=[Sprint.$B$7];[$Sprint.$A$7]; [.D10]&lt;=[Sprint.$B$8];[$Sprint.$A$8])"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Corriger le bug de clic droit hors des cst </text:p>
          </table:table-cell>
          <table:table-cell table:style-name="ce1" office:value-type="date" office:date-value="2023-02-16" calcext:value-type="date">
            <text:p>16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11]-[.C11]" office:value-type="float" office:value="1" calcext:value-type="float">
            <text:p>1</text:p>
          </table:table-cell>
          <table:table-cell table:formula="of:=COM.MICROSOFT.IFS( [.C11]&lt;=[Sprint.$B$2];[$Sprint.$A$2]; [.C11]&lt;=[Sprint.$B$3];[$Sprint.$A$3]; [.C11]&lt;=[Sprint.$B$4];[$Sprint.$A$4]; [.C11]&lt;=[Sprint.$B$5];[$Sprint.$A$5]; [.C11]&lt;=[Sprint.$B$6];[$Sprint.$A$6]; [.C11]&lt;=[Sprint.$B$7];[$Sprint.$A$7]; [.C11]&lt;=[Sprint.$B$8];[$Sprint.$A$8])" office:value-type="float" office:value="1" calcext:value-type="float">
            <text:p>1</text:p>
          </table:table-cell>
          <table:table-cell table:formula="of:=COM.MICROSOFT.IFS( [.D11]&lt;=[Sprint.$B$2];[$Sprint.$A$2]; [.D11]&lt;=[Sprint.$B$3];[$Sprint.$A$3]; [.D11]&lt;=[Sprint.$B$4];[$Sprint.$A$4]; [.D11]&lt;=[Sprint.$B$5];[$Sprint.$A$5]; [.D11]&lt;=[Sprint.$B$6];[$Sprint.$A$6]; [.D11]&lt;=[Sprint.$B$7];[$Sprint.$A$7]; [.D11]&lt;=[Sprint.$B$8];[$Sprint.$A$8])" office:value-type="float" office:value="1" calcext:value-type="float">
            <text:p>1</text:p>
          </table:table-cell>
        </table:table-row>
        <table:table-row table:style-name="ro8">
          <table:covered-table-cell/>
          <table:table-cell table:style-name="ce3" office:value-type="string" calcext:value-type="string">
            <text:p>Garder l’affichage de doc actif même si on clic gauche hors des cards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2-23" calcext:value-type="date">
            <text:p>23/02/23</text:p>
          </table:table-cell>
          <table:table-cell table:formula="of:=[.D12]-[.C12]" office:value-type="float" office:value="6" calcext:value-type="float">
            <text:p>6</text:p>
          </table:table-cell>
          <table:table-cell table:formula="of:=COM.MICROSOFT.IFS( [.C12]&lt;=[Sprint.$B$2];[$Sprint.$A$2]; [.C12]&lt;=[Sprint.$B$3];[$Sprint.$A$3]; [.C12]&lt;=[Sprint.$B$4];[$Sprint.$A$4]; [.C12]&lt;=[Sprint.$B$5];[$Sprint.$A$5]; [.C12]&lt;=[Sprint.$B$6];[$Sprint.$A$6]; [.C12]&lt;=[Sprint.$B$7];[$Sprint.$A$7]; [.C12]&lt;=[Sprint.$B$8];[$Sprint.$A$8])" office:value-type="float" office:value="1" calcext:value-type="float">
            <text:p>1</text:p>
          </table:table-cell>
          <table:table-cell table:formula="of:=COM.MICROSOFT.IFS( [.D12]&lt;=[Sprint.$B$2];[$Sprint.$A$2]; [.D12]&lt;=[Sprint.$B$3];[$Sprint.$A$3]; [.D12]&lt;=[Sprint.$B$4];[$Sprint.$A$4]; [.D12]&lt;=[Sprint.$B$5];[$Sprint.$A$5]; [.D12]&lt;=[Sprint.$B$6];[$Sprint.$A$6]; [.D12]&lt;=[Sprint.$B$7];[$Sprint.$A$7]; [.D12]&lt;=[Sprint.$B$8];[$Sprint.$A$8])" office:value-type="float" office:value="2" calcext:value-type="float">
            <text:p>2</text:p>
          </table:table-cell>
        </table:table-row>
        <table:table-row table:style-name="ro5">
          <table:covered-table-cell/>
          <table:table-cell table:style-name="ce3" office:value-type="string" calcext:value-type="string">
            <text:p>Centrée le navigateur sur la popover à l’ouverture pour qu’il s’affiche complétement </text:p>
          </table:table-cell>
          <table:table-cell table:number-columns-repeated="2" table:style-name="ce1" office:value-type="date" office:date-value="2023-02-23" calcext:value-type="date">
            <text:p>23/02/23</text:p>
          </table:table-cell>
          <table:table-cell table:formula="of:=[.D13]-[.C13]" office:value-type="float" office:value="0" calcext:value-type="float">
            <text:p>0</text:p>
          </table:table-cell>
          <table:table-cell table:formula="of:=COM.MICROSOFT.IFS( [.C13]&lt;=[Sprint.$B$2];[$Sprint.$A$2]; [.C13]&lt;=[Sprint.$B$3];[$Sprint.$A$3]; [.C13]&lt;=[Sprint.$B$4];[$Sprint.$A$4]; [.C13]&lt;=[Sprint.$B$5];[$Sprint.$A$5]; [.C13]&lt;=[Sprint.$B$6];[$Sprint.$A$6]; [.C13]&lt;=[Sprint.$B$7];[$Sprint.$A$7]; [.C13]&lt;=[Sprint.$B$8];[$Sprint.$A$8])" office:value-type="float" office:value="2" calcext:value-type="float">
            <text:p>2</text:p>
          </table:table-cell>
          <table:table-cell table:formula="of:=COM.MICROSOFT.IFS( [.D13]&lt;=[Sprint.$B$2];[$Sprint.$A$2]; [.D13]&lt;=[Sprint.$B$3];[$Sprint.$A$3]; [.D13]&lt;=[Sprint.$B$4];[$Sprint.$A$4]; [.D13]&lt;=[Sprint.$B$5];[$Sprint.$A$5]; [.D13]&lt;=[Sprint.$B$6];[$Sprint.$A$6]; [.D13]&lt;=[Sprint.$B$7];[$Sprint.$A$7]; [.D13]&lt;=[Sprint.$B$8];[$Sprint.$A$8])" office:value-type="float" office:value="2" calcext:value-type="float">
            <text:p>2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Activer l’affichage de tableau dans vueshowdow </text:p>
          </table:table-cell>
          <table:table-cell table:style-name="ce1" office:value-type="date" office:date-value="2023-03-14" calcext:value-type="date">
            <text:p>14/03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14]-[.C14]" office:value-type="float" office:value="2" calcext:value-type="float">
            <text:p>2</text:p>
          </table:table-cell>
          <table:table-cell table:formula="of:=COM.MICROSOFT.IFS( [.C14]&lt;=[Sprint.$B$2];[$Sprint.$A$2]; [.C14]&lt;=[Sprint.$B$3];[$Sprint.$A$3]; [.C14]&lt;=[Sprint.$B$4];[$Sprint.$A$4]; [.C14]&lt;=[Sprint.$B$5];[$Sprint.$A$5]; [.C14]&lt;=[Sprint.$B$6];[$Sprint.$A$6]; [.C14]&lt;=[Sprint.$B$7];[$Sprint.$A$7]; [.C14]&lt;=[Sprint.$B$8];[$Sprint.$A$8])" office:value-type="float" office:value="3" calcext:value-type="float">
            <text:p>3</text:p>
          </table:table-cell>
          <table:table-cell table:formula="of:=COM.MICROSOFT.IFS( [.D14]&lt;=[Sprint.$B$2];[$Sprint.$A$2]; [.D14]&lt;=[Sprint.$B$3];[$Sprint.$A$3]; [.D14]&lt;=[Sprint.$B$4];[$Sprint.$A$4]; [.D14]&lt;=[Sprint.$B$5];[$Sprint.$A$5]; [.D14]&lt;=[Sprint.$B$6];[$Sprint.$A$6]; [.D14]&lt;=[Sprint.$B$7];[$Sprint.$A$7]; [.D14]&lt;=[Sprint.$B$8];[$Sprint.$A$8])" office:value-type="float" office:value="3" calcext:value-type="float">
            <text:p>3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Afficher les lignes des tableaux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15]-[.C15]" office:value-type="float" office:value="6" calcext:value-type="float">
            <text:p>6</text:p>
          </table:table-cell>
          <table:table-cell table:formula="of:=COM.MICROSOFT.IFS( [.C15]&lt;=[Sprint.$B$2];[$Sprint.$A$2]; [.C15]&lt;=[Sprint.$B$3];[$Sprint.$A$3]; [.C15]&lt;=[Sprint.$B$4];[$Sprint.$A$4]; [.C15]&lt;=[Sprint.$B$5];[$Sprint.$A$5]; [.C15]&lt;=[Sprint.$B$6];[$Sprint.$A$6]; [.C15]&lt;=[Sprint.$B$7];[$Sprint.$A$7]; [.C15]&lt;=[Sprint.$B$8];[$Sprint.$A$8])" office:value-type="float" office:value="4" calcext:value-type="float">
            <text:p>4</text:p>
          </table:table-cell>
          <table:table-cell table:formula="of:=COM.MICROSOFT.IFS( [.D15]&lt;=[Sprint.$B$2];[$Sprint.$A$2]; [.D15]&lt;=[Sprint.$B$3];[$Sprint.$A$3]; [.D15]&lt;=[Sprint.$B$4];[$Sprint.$A$4]; [.D15]&lt;=[Sprint.$B$5];[$Sprint.$A$5]; [.D15]&lt;=[Sprint.$B$6];[$Sprint.$A$6]; [.D15]&lt;=[Sprint.$B$7];[$Sprint.$A$7]; [.D15]&lt;=[Sprint.$B$8];[$Sprint.$A$8])" office:value-type="float" office:value="4" calcext:value-type="float">
            <text:p>4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Revoir la taille de la popover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16]-[.C16]" office:value-type="float" office:value="6" calcext:value-type="float">
            <text:p>6</text:p>
          </table:table-cell>
          <table:table-cell table:formula="of:=COM.MICROSOFT.IFS( [.C16]&lt;=[Sprint.$B$2];[$Sprint.$A$2]; [.C16]&lt;=[Sprint.$B$3];[$Sprint.$A$3]; [.C16]&lt;=[Sprint.$B$4];[$Sprint.$A$4]; [.C16]&lt;=[Sprint.$B$5];[$Sprint.$A$5]; [.C16]&lt;=[Sprint.$B$6];[$Sprint.$A$6]; [.C16]&lt;=[Sprint.$B$7];[$Sprint.$A$7]; [.C16]&lt;=[Sprint.$B$8];[$Sprint.$A$8])" office:value-type="float" office:value="4" calcext:value-type="float">
            <text:p>4</text:p>
          </table:table-cell>
          <table:table-cell table:formula="of:=COM.MICROSOFT.IFS( [.D16]&lt;=[Sprint.$B$2];[$Sprint.$A$2]; [.D16]&lt;=[Sprint.$B$3];[$Sprint.$A$3]; [.D16]&lt;=[Sprint.$B$4];[$Sprint.$A$4]; [.D16]&lt;=[Sprint.$B$5];[$Sprint.$A$5]; [.D16]&lt;=[Sprint.$B$6];[$Sprint.$A$6]; [.D16]&lt;=[Sprint.$B$7];[$Sprint.$A$7]; [.D16]&lt;=[Sprint.$B$8];[$Sprint.$A$8])" office:value-type="float" office:value="4" calcext:value-type="float">
            <text:p>4</text:p>
          </table:table-cell>
        </table:table-row>
        <table:table-row table:style-name="ro8">
          <table:table-cell office:value-type="string" calcext:value-type="string" table:number-columns-spanned="1" table:number-rows-spanned="5">
            <text:p>Documentations</text:p>
          </table:table-cell>
          <table:table-cell table:style-name="ce3" office:value-type="string" calcext:value-type="string">
            <text:p>S’assurer que chaque méthode/paramètre estdocumenté avec la JSDoc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17]-[.C17]" office:value-type="float" office:value="7" calcext:value-type="float">
            <text:p>7</text:p>
          </table:table-cell>
          <table:table-cell table:formula="of:=COM.MICROSOFT.IFS( [.C17]&lt;=[Sprint.$B$2];[$Sprint.$A$2]; [.C17]&lt;=[Sprint.$B$3];[$Sprint.$A$3]; [.C17]&lt;=[Sprint.$B$4];[$Sprint.$A$4]; [.C17]&lt;=[Sprint.$B$5];[$Sprint.$A$5]; [.C17]&lt;=[Sprint.$B$6];[$Sprint.$A$6]; [.C17]&lt;=[Sprint.$B$7];[$Sprint.$A$7]; [.C17]&lt;=[Sprint.$B$8];[$Sprint.$A$8])" office:value-type="float" office:value="4" calcext:value-type="float">
            <text:p>4</text:p>
          </table:table-cell>
          <table:table-cell table:formula="of:=COM.MICROSOFT.IFS( [.D17]&lt;=[Sprint.$B$2];[$Sprint.$A$2]; [.D17]&lt;=[Sprint.$B$3];[$Sprint.$A$3]; [.D17]&lt;=[Sprint.$B$4];[$Sprint.$A$4]; [.D17]&lt;=[Sprint.$B$5];[$Sprint.$A$5]; [.D17]&lt;=[Sprint.$B$6];[$Sprint.$A$6]; [.D17]&lt;=[Sprint.$B$7];[$Sprint.$A$7]; [.D17]&lt;=[Sprint.$B$8];[$Sprint.$A$8])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S’assurer que chaque commentaire est en anglai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18]-[.C18]" office:value-type="float" office:value="7" calcext:value-type="float">
            <text:p>7</text:p>
          </table:table-cell>
          <table:table-cell table:formula="of:=COM.MICROSOFT.IFS( [.C18]&lt;=[Sprint.$B$2];[$Sprint.$A$2]; [.C18]&lt;=[Sprint.$B$3];[$Sprint.$A$3]; [.C18]&lt;=[Sprint.$B$4];[$Sprint.$A$4]; [.C18]&lt;=[Sprint.$B$5];[$Sprint.$A$5]; [.C18]&lt;=[Sprint.$B$6];[$Sprint.$A$6]; [.C18]&lt;=[Sprint.$B$7];[$Sprint.$A$7]; [.C18]&lt;=[Sprint.$B$8];[$Sprint.$A$8])" office:value-type="float" office:value="4" calcext:value-type="float">
            <text:p>4</text:p>
          </table:table-cell>
          <table:table-cell table:formula="of:=COM.MICROSOFT.IFS( [.D18]&lt;=[Sprint.$B$2];[$Sprint.$A$2]; [.D18]&lt;=[Sprint.$B$3];[$Sprint.$A$3]; [.D18]&lt;=[Sprint.$B$4];[$Sprint.$A$4]; [.D18]&lt;=[Sprint.$B$5];[$Sprint.$A$5]; [.D18]&lt;=[Sprint.$B$6];[$Sprint.$A$6]; [.D18]&lt;=[Sprint.$B$7];[$Sprint.$A$7]; [.D18]&lt;=[Sprint.$B$8];[$Sprint.$A$8])" office:value-type="float" office:value="4" calcext:value-type="float">
            <text:p>4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S’assurer que chaque nom est en anglai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19]-[.C19]" office:value-type="float" office:value="7" calcext:value-type="float">
            <text:p>7</text:p>
          </table:table-cell>
          <table:table-cell table:formula="of:=COM.MICROSOFT.IFS( [.C19]&lt;=[Sprint.$B$2];[$Sprint.$A$2]; [.C19]&lt;=[Sprint.$B$3];[$Sprint.$A$3]; [.C19]&lt;=[Sprint.$B$4];[$Sprint.$A$4]; [.C19]&lt;=[Sprint.$B$5];[$Sprint.$A$5]; [.C19]&lt;=[Sprint.$B$6];[$Sprint.$A$6]; [.C19]&lt;=[Sprint.$B$7];[$Sprint.$A$7]; [.C19]&lt;=[Sprint.$B$8];[$Sprint.$A$8])" office:value-type="float" office:value="4" calcext:value-type="float">
            <text:p>4</text:p>
          </table:table-cell>
          <table:table-cell table:formula="of:=COM.MICROSOFT.IFS( [.D19]&lt;=[Sprint.$B$2];[$Sprint.$A$2]; [.D19]&lt;=[Sprint.$B$3];[$Sprint.$A$3]; [.D19]&lt;=[Sprint.$B$4];[$Sprint.$A$4]; [.D19]&lt;=[Sprint.$B$5];[$Sprint.$A$5]; [.D19]&lt;=[Sprint.$B$6];[$Sprint.$A$6]; [.D19]&lt;=[Sprint.$B$7];[$Sprint.$A$7]; [.D19]&lt;=[Sprint.$B$8];[$Sprint.$A$8])" office:value-type="float" office:value="4" calcext:value-type="float">
            <text:p>4</text:p>
          </table:table-cell>
        </table:table-row>
        <table:table-row table:style-name="ro5">
          <table:covered-table-cell/>
          <table:table-cell table:style-name="ce3" office:value-type="string" calcext:value-type="string">
            <text:p>S’assurer que chaque composant a un entête de documentation précisant son rôle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20]-[.C20]" office:value-type="float" office:value="7" calcext:value-type="float">
            <text:p>7</text:p>
          </table:table-cell>
          <table:table-cell table:formula="of:=COM.MICROSOFT.IFS( [.C20]&lt;=[Sprint.$B$2];[$Sprint.$A$2]; [.C20]&lt;=[Sprint.$B$3];[$Sprint.$A$3]; [.C20]&lt;=[Sprint.$B$4];[$Sprint.$A$4]; [.C20]&lt;=[Sprint.$B$5];[$Sprint.$A$5]; [.C20]&lt;=[Sprint.$B$6];[$Sprint.$A$6]; [.C20]&lt;=[Sprint.$B$7];[$Sprint.$A$7]; [.C20]&lt;=[Sprint.$B$8];[$Sprint.$A$8])" office:value-type="float" office:value="4" calcext:value-type="float">
            <text:p>4</text:p>
          </table:table-cell>
          <table:table-cell table:formula="of:=COM.MICROSOFT.IFS( [.D20]&lt;=[Sprint.$B$2];[$Sprint.$A$2]; [.D20]&lt;=[Sprint.$B$3];[$Sprint.$A$3]; [.D20]&lt;=[Sprint.$B$4];[$Sprint.$A$4]; [.D20]&lt;=[Sprint.$B$5];[$Sprint.$A$5]; [.D20]&lt;=[Sprint.$B$6];[$Sprint.$A$6]; [.D20]&lt;=[Sprint.$B$7];[$Sprint.$A$7]; [.D20]&lt;=[Sprint.$B$8];[$Sprint.$A$8])"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S’assurer que chaque méthode back est documenté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21]-[.C21]" office:value-type="float" office:value="6" calcext:value-type="float">
            <text:p>6</text:p>
          </table:table-cell>
          <table:table-cell table:formula="of:=COM.MICROSOFT.IFS( [.C21]&lt;=[Sprint.$B$2];[$Sprint.$A$2]; [.C21]&lt;=[Sprint.$B$3];[$Sprint.$A$3]; [.C21]&lt;=[Sprint.$B$4];[$Sprint.$A$4]; [.C21]&lt;=[Sprint.$B$5];[$Sprint.$A$5]; [.C21]&lt;=[Sprint.$B$6];[$Sprint.$A$6]; [.C21]&lt;=[Sprint.$B$7];[$Sprint.$A$7]; [.C21]&lt;=[Sprint.$B$8];[$Sprint.$A$8])" office:value-type="float" office:value="4" calcext:value-type="float">
            <text:p>4</text:p>
          </table:table-cell>
          <table:table-cell table:formula="of:=COM.MICROSOFT.IFS( [.D21]&lt;=[Sprint.$B$2];[$Sprint.$A$2]; [.D21]&lt;=[Sprint.$B$3];[$Sprint.$A$3]; [.D21]&lt;=[Sprint.$B$4];[$Sprint.$A$4]; [.D21]&lt;=[Sprint.$B$5];[$Sprint.$A$5]; [.D21]&lt;=[Sprint.$B$6];[$Sprint.$A$6]; [.D21]&lt;=[Sprint.$B$7];[$Sprint.$A$7]; [.D21]&lt;=[Sprint.$B$8];[$Sprint.$A$8])" office:value-type="float" office:value="4" calcext:value-type="float">
            <text:p>4</text:p>
          </table:table-cell>
        </table:table-row>
        <table:table-row table:style-name="ro2">
          <table:table-cell table:number-columns-repeated="5"/>
          <table:table-cell table:formula="of:=COM.MICROSOFT.IFS( [.C22]&lt;=[Sprint.$B$2];[$Sprint.$A$2]; [.C22]&lt;=[Sprint.$B$3];[$Sprint.$A$3]; [.C22]&lt;=[Sprint.$B$4];[$Sprint.$A$4]; [.C22]&lt;=[Sprint.$B$5];[$Sprint.$A$5]; [.C22]&lt;=[Sprint.$B$6];[$Sprint.$A$6]; [.C22]&lt;=[Sprint.$B$7];[$Sprint.$A$7]; [.C22]&lt;=[Sprint.$B$8];[$Sprint.$A$8])" office:value-type="float" office:value="0" calcext:value-type="float">
            <text:p>0</text:p>
          </table:table-cell>
          <table:table-cell table:formula="of:=COM.MICROSOFT.IFS( [.D22]&lt;=[Sprint.$B$2];[$Sprint.$A$2]; [.D22]&lt;=[Sprint.$B$3];[$Sprint.$A$3]; [.D22]&lt;=[Sprint.$B$4];[$Sprint.$A$4]; [.D22]&lt;=[Sprint.$B$5];[$Sprint.$A$5]; [.D22]&lt;=[Sprint.$B$6];[$Sprint.$A$6]; [.D22]&lt;=[Sprint.$B$7];[$Sprint.$A$7]; [.D22]&lt;=[Sprint.$B$8];[$Sprint.$A$8])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 table:number-columns-spanned="1" table:number-rows-spanned="9">
            <text:p>API asynchrone</text:p>
          </table:table-cell>
          <table:table-cell table:style-name="ce3" office:value-type="string" calcext:value-type="string">
            <text:p>Ajout d’une route dédiée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3" calcext:value-type="date">
            <text:p>03/02/23</text:p>
          </table:table-cell>
          <table:table-cell table:formula="of:=[.D23]-[.C23]" office:value-type="float" office:value="8" calcext:value-type="float">
            <text:p>8</text:p>
          </table:table-cell>
          <table:table-cell table:formula="of:=COM.MICROSOFT.IFS( [.C23]&lt;=[Sprint.$B$2];[$Sprint.$A$2]; [.C23]&lt;=[Sprint.$B$3];[$Sprint.$A$3]; [.C23]&lt;=[Sprint.$B$4];[$Sprint.$A$4]; [.C23]&lt;=[Sprint.$B$5];[$Sprint.$A$5]; [.C23]&lt;=[Sprint.$B$6];[$Sprint.$A$6]; [.C23]&lt;=[Sprint.$B$7];[$Sprint.$A$7]; [.C23]&lt;=[Sprint.$B$8];[$Sprint.$A$8])" office:value-type="float" office:value="0" calcext:value-type="float">
            <text:p>0</text:p>
          </table:table-cell>
          <table:table-cell table:formula="of:=COM.MICROSOFT.IFS( [.D23]&lt;=[Sprint.$B$2];[$Sprint.$A$2]; [.D23]&lt;=[Sprint.$B$3];[$Sprint.$A$3]; [.D23]&lt;=[Sprint.$B$4];[$Sprint.$A$4]; [.D23]&lt;=[Sprint.$B$5];[$Sprint.$A$5]; [.D23]&lt;=[Sprint.$B$6];[$Sprint.$A$6]; [.D23]&lt;=[Sprint.$B$7];[$Sprint.$A$7]; [.D23]&lt;=[Sprint.$B$8];[$Sprint.$A$8])" office:value-type="float" office:value="0" calcext:value-type="float">
            <text:p>0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Ajout d’une vue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3" calcext:value-type="date">
            <text:p>03/02/23</text:p>
          </table:table-cell>
          <table:table-cell table:formula="of:=[.D24]-[.C24]" office:value-type="float" office:value="8" calcext:value-type="float">
            <text:p>8</text:p>
          </table:table-cell>
          <table:table-cell table:formula="of:=COM.MICROSOFT.IFS( [.C24]&lt;=[Sprint.$B$2];[$Sprint.$A$2]; [.C24]&lt;=[Sprint.$B$3];[$Sprint.$A$3]; [.C24]&lt;=[Sprint.$B$4];[$Sprint.$A$4]; [.C24]&lt;=[Sprint.$B$5];[$Sprint.$A$5]; [.C24]&lt;=[Sprint.$B$6];[$Sprint.$A$6]; [.C24]&lt;=[Sprint.$B$7];[$Sprint.$A$7]; [.C24]&lt;=[Sprint.$B$8];[$Sprint.$A$8])" office:value-type="float" office:value="0" calcext:value-type="float">
            <text:p>0</text:p>
          </table:table-cell>
          <table:table-cell table:formula="of:=COM.MICROSOFT.IFS( [.D24]&lt;=[Sprint.$B$2];[$Sprint.$A$2]; [.D24]&lt;=[Sprint.$B$3];[$Sprint.$A$3]; [.D24]&lt;=[Sprint.$B$4];[$Sprint.$A$4]; [.D24]&lt;=[Sprint.$B$5];[$Sprint.$A$5]; [.D24]&lt;=[Sprint.$B$6];[$Sprint.$A$6]; [.D24]&lt;=[Sprint.$B$7];[$Sprint.$A$7]; [.D24]&lt;=[Sprint.$B$8];[$Sprint.$A$8]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Requête à l’API coté client </text:p>
          </table:table-cell>
          <table:table-cell table:style-name="ce1" office:value-type="date" office:date-value="2023-02-03" calcext:value-type="date">
            <text:p>03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25]-[.C25]" office:value-type="float" office:value="14" calcext:value-type="float">
            <text:p>14</text:p>
          </table:table-cell>
          <table:table-cell table:formula="of:=COM.MICROSOFT.IFS( [.C25]&lt;=[Sprint.$B$2];[$Sprint.$A$2]; [.C25]&lt;=[Sprint.$B$3];[$Sprint.$A$3]; [.C25]&lt;=[Sprint.$B$4];[$Sprint.$A$4]; [.C25]&lt;=[Sprint.$B$5];[$Sprint.$A$5]; [.C25]&lt;=[Sprint.$B$6];[$Sprint.$A$6]; [.C25]&lt;=[Sprint.$B$7];[$Sprint.$A$7]; [.C25]&lt;=[Sprint.$B$8];[$Sprint.$A$8])" office:value-type="float" office:value="0" calcext:value-type="float">
            <text:p>0</text:p>
          </table:table-cell>
          <table:table-cell table:formula="of:=COM.MICROSOFT.IFS( [.D25]&lt;=[Sprint.$B$2];[$Sprint.$A$2]; [.D25]&lt;=[Sprint.$B$3];[$Sprint.$A$3]; [.D25]&lt;=[Sprint.$B$4];[$Sprint.$A$4]; [.D25]&lt;=[Sprint.$B$5];[$Sprint.$A$5]; [.D25]&lt;=[Sprint.$B$6];[$Sprint.$A$6]; [.D25]&lt;=[Sprint.$B$7];[$Sprint.$A$7]; [.D25]&lt;=[Sprint.$B$8];[$Sprint.$A$8])" office:value-type="float" office:value="1" calcext:value-type="float">
            <text:p>1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Transforrmation des adresse localhost </text:p>
          </table:table-cell>
          <table:table-cell table:style-name="ce1" office:value-type="date" office:date-value="2023-02-07" calcext:value-type="date">
            <text:p>07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26]-[.C26]" office:value-type="float" office:value="10" calcext:value-type="float">
            <text:p>10</text:p>
          </table:table-cell>
          <table:table-cell table:formula="of:=COM.MICROSOFT.IFS( [.C26]&lt;=[Sprint.$B$2];[$Sprint.$A$2]; [.C26]&lt;=[Sprint.$B$3];[$Sprint.$A$3]; [.C26]&lt;=[Sprint.$B$4];[$Sprint.$A$4]; [.C26]&lt;=[Sprint.$B$5];[$Sprint.$A$5]; [.C26]&lt;=[Sprint.$B$6];[$Sprint.$A$6]; [.C26]&lt;=[Sprint.$B$7];[$Sprint.$A$7]; [.C26]&lt;=[Sprint.$B$8];[$Sprint.$A$8])" office:value-type="float" office:value="1" calcext:value-type="float">
            <text:p>1</text:p>
          </table:table-cell>
          <table:table-cell table:formula="of:=COM.MICROSOFT.IFS( [.D26]&lt;=[Sprint.$B$2];[$Sprint.$A$2]; [.D26]&lt;=[Sprint.$B$3];[$Sprint.$A$3]; [.D26]&lt;=[Sprint.$B$4];[$Sprint.$A$4]; [.D26]&lt;=[Sprint.$B$5];[$Sprint.$A$5]; [.D26]&lt;=[Sprint.$B$6];[$Sprint.$A$6]; [.D26]&lt;=[Sprint.$B$7];[$Sprint.$A$7]; [.D26]&lt;=[Sprint.$B$8];[$Sprint.$A$8])" office:value-type="float" office:value="1" calcext:value-type="float">
            <text:p>1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fallback to english </text:p>
          </table:table-cell>
          <table:table-cell table:style-name="ce1" office:value-type="date" office:date-value="2023-02-07" calcext:value-type="date">
            <text:p>07/02/23</text:p>
          </table:table-cell>
          <table:table-cell table:style-name="ce1" office:value-type="date" office:date-value="2023-02-15" calcext:value-type="date">
            <text:p>15/02/23</text:p>
          </table:table-cell>
          <table:table-cell table:formula="of:=[.D27]-[.C27]" office:value-type="float" office:value="8" calcext:value-type="float">
            <text:p>8</text:p>
          </table:table-cell>
          <table:table-cell table:formula="of:=COM.MICROSOFT.IFS( [.C27]&lt;=[Sprint.$B$2];[$Sprint.$A$2]; [.C27]&lt;=[Sprint.$B$3];[$Sprint.$A$3]; [.C27]&lt;=[Sprint.$B$4];[$Sprint.$A$4]; [.C27]&lt;=[Sprint.$B$5];[$Sprint.$A$5]; [.C27]&lt;=[Sprint.$B$6];[$Sprint.$A$6]; [.C27]&lt;=[Sprint.$B$7];[$Sprint.$A$7]; [.C27]&lt;=[Sprint.$B$8];[$Sprint.$A$8])" office:value-type="float" office:value="1" calcext:value-type="float">
            <text:p>1</text:p>
          </table:table-cell>
          <table:table-cell table:formula="of:=COM.MICROSOFT.IFS( [.D27]&lt;=[Sprint.$B$2];[$Sprint.$A$2]; [.D27]&lt;=[Sprint.$B$3];[$Sprint.$A$3]; [.D27]&lt;=[Sprint.$B$4];[$Sprint.$A$4]; [.D27]&lt;=[Sprint.$B$5];[$Sprint.$A$5]; [.D27]&lt;=[Sprint.$B$6];[$Sprint.$A$6]; [.D27]&lt;=[Sprint.$B$7];[$Sprint.$A$7]; [.D27]&lt;=[Sprint.$B$8];[$Sprint.$A$8])" office:value-type="float" office:value="1" calcext:value-type="float">
            <text:p>1</text:p>
          </table:table-cell>
        </table:table-row>
        <table:table-row table:style-name="ro8">
          <table:covered-table-cell/>
          <table:table-cell table:style-name="ce3" office:value-type="string" calcext:value-type="string">
            <text:p>Gérer les liens vers des images non hébergées (parcours récursif)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28]-[.C28]" office:value-type="float" office:value="27" calcext:value-type="float">
            <text:p>27</text:p>
          </table:table-cell>
          <table:table-cell table:formula="of:=COM.MICROSOFT.IFS( [.C28]&lt;=[Sprint.$B$2];[$Sprint.$A$2]; [.C28]&lt;=[Sprint.$B$3];[$Sprint.$A$3]; [.C28]&lt;=[Sprint.$B$4];[$Sprint.$A$4]; [.C28]&lt;=[Sprint.$B$5];[$Sprint.$A$5]; [.C28]&lt;=[Sprint.$B$6];[$Sprint.$A$6]; [.C28]&lt;=[Sprint.$B$7];[$Sprint.$A$7]; [.C28]&lt;=[Sprint.$B$8];[$Sprint.$A$8])" office:value-type="float" office:value="1" calcext:value-type="float">
            <text:p>1</text:p>
          </table:table-cell>
          <table:table-cell table:formula="of:=COM.MICROSOFT.IFS( [.D28]&lt;=[Sprint.$B$2];[$Sprint.$A$2]; [.D28]&lt;=[Sprint.$B$3];[$Sprint.$A$3]; [.D28]&lt;=[Sprint.$B$4];[$Sprint.$A$4]; [.D28]&lt;=[Sprint.$B$5];[$Sprint.$A$5]; [.D28]&lt;=[Sprint.$B$6];[$Sprint.$A$6]; [.D28]&lt;=[Sprint.$B$7];[$Sprint.$A$7]; [.D28]&lt;=[Sprint.$B$8];[$Sprint.$A$8])" office:value-type="float" office:value="3" calcext:value-type="float">
            <text:p>3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client : inférer la langue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3-16" calcext:value-type="date">
            <text:p>16/03/23</text:p>
          </table:table-cell>
          <table:table-cell table:formula="of:=[.D29]-[.C29]" office:value-type="float" office:value="27" calcext:value-type="float">
            <text:p>27</text:p>
          </table:table-cell>
          <table:table-cell table:formula="of:=COM.MICROSOFT.IFS( [.C29]&lt;=[Sprint.$B$2];[$Sprint.$A$2]; [.C29]&lt;=[Sprint.$B$3];[$Sprint.$A$3]; [.C29]&lt;=[Sprint.$B$4];[$Sprint.$A$4]; [.C29]&lt;=[Sprint.$B$5];[$Sprint.$A$5]; [.C29]&lt;=[Sprint.$B$6];[$Sprint.$A$6]; [.C29]&lt;=[Sprint.$B$7];[$Sprint.$A$7]; [.C29]&lt;=[Sprint.$B$8];[$Sprint.$A$8])" office:value-type="float" office:value="1" calcext:value-type="float">
            <text:p>1</text:p>
          </table:table-cell>
          <table:table-cell table:formula="of:=COM.MICROSOFT.IFS( [.D29]&lt;=[Sprint.$B$2];[$Sprint.$A$2]; [.D29]&lt;=[Sprint.$B$3];[$Sprint.$A$3]; [.D29]&lt;=[Sprint.$B$4];[$Sprint.$A$4]; [.D29]&lt;=[Sprint.$B$5];[$Sprint.$A$5]; [.D29]&lt;=[Sprint.$B$6];[$Sprint.$A$6]; [.D29]&lt;=[Sprint.$B$7];[$Sprint.$A$7]; [.D29]&lt;=[Sprint.$B$8];[$Sprint.$A$8])" office:value-type="float" office:value="3" calcext:value-type="float">
            <text:p>3</text:p>
          </table:table-cell>
        </table:table-row>
        <table:table-row table:style-name="ro7">
          <table:covered-table-cell/>
          <table:table-cell table:style-name="ce3" office:value-type="string" calcext:value-type="string">
            <text:p>Changer la réécriture de domaine avec les chemins relatifs </text:p>
          </table:table-cell>
          <table:table-cell table:style-name="ce1" office:value-type="date" office:date-value="2023-02-23" calcext:value-type="date">
            <text:p>23/02/23</text:p>
          </table:table-cell>
          <table:table-cell table:style-name="ce1" office:value-type="date" office:date-value="2023-02-24" calcext:value-type="date">
            <text:p>24/02/23</text:p>
          </table:table-cell>
          <table:table-cell table:formula="of:=[.D30]-[.C30]" office:value-type="float" office:value="1" calcext:value-type="float">
            <text:p>1</text:p>
          </table:table-cell>
          <table:table-cell table:formula="of:=COM.MICROSOFT.IFS( [.C30]&lt;=[Sprint.$B$2];[$Sprint.$A$2]; [.C30]&lt;=[Sprint.$B$3];[$Sprint.$A$3]; [.C30]&lt;=[Sprint.$B$4];[$Sprint.$A$4]; [.C30]&lt;=[Sprint.$B$5];[$Sprint.$A$5]; [.C30]&lt;=[Sprint.$B$6];[$Sprint.$A$6]; [.C30]&lt;=[Sprint.$B$7];[$Sprint.$A$7]; [.C30]&lt;=[Sprint.$B$8];[$Sprint.$A$8])" office:value-type="float" office:value="2" calcext:value-type="float">
            <text:p>2</text:p>
          </table:table-cell>
          <table:table-cell table:formula="of:=COM.MICROSOFT.IFS( [.D30]&lt;=[Sprint.$B$2];[$Sprint.$A$2]; [.D30]&lt;=[Sprint.$B$3];[$Sprint.$A$3]; [.D30]&lt;=[Sprint.$B$4];[$Sprint.$A$4]; [.D30]&lt;=[Sprint.$B$5];[$Sprint.$A$5]; [.D30]&lt;=[Sprint.$B$6];[$Sprint.$A$6]; [.D30]&lt;=[Sprint.$B$7];[$Sprint.$A$7]; [.D30]&lt;=[Sprint.$B$8];[$Sprint.$A$8])" office:value-type="float" office:value="2" calcext:value-type="float">
            <text:p>2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Parcours récursif pour les docs </text:p>
          </table:table-cell>
          <table:table-cell table:number-columns-repeated="2" table:style-name="ce1" office:value-type="date" office:date-value="2023-02-24" calcext:value-type="date">
            <text:p>24/02/23</text:p>
          </table:table-cell>
          <table:table-cell table:formula="of:=[.D31]-[.C31]" office:value-type="float" office:value="0" calcext:value-type="float">
            <text:p>0</text:p>
          </table:table-cell>
          <table:table-cell table:formula="of:=COM.MICROSOFT.IFS( [.C31]&lt;=[Sprint.$B$2];[$Sprint.$A$2]; [.C31]&lt;=[Sprint.$B$3];[$Sprint.$A$3]; [.C31]&lt;=[Sprint.$B$4];[$Sprint.$A$4]; [.C31]&lt;=[Sprint.$B$5];[$Sprint.$A$5]; [.C31]&lt;=[Sprint.$B$6];[$Sprint.$A$6]; [.C31]&lt;=[Sprint.$B$7];[$Sprint.$A$7]; [.C31]&lt;=[Sprint.$B$8];[$Sprint.$A$8])" office:value-type="float" office:value="2" calcext:value-type="float">
            <text:p>2</text:p>
          </table:table-cell>
          <table:table-cell table:formula="of:=COM.MICROSOFT.IFS( [.D31]&lt;=[Sprint.$B$2];[$Sprint.$A$2]; [.D31]&lt;=[Sprint.$B$3];[$Sprint.$A$3]; [.D31]&lt;=[Sprint.$B$4];[$Sprint.$A$4]; [.D31]&lt;=[Sprint.$B$5];[$Sprint.$A$5]; [.D31]&lt;=[Sprint.$B$6];[$Sprint.$A$6]; [.D31]&lt;=[Sprint.$B$7];[$Sprint.$A$7]; [.D31]&lt;=[Sprint.$B$8];[$Sprint.$A$8]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1" table:number-rows-spanned="4">
            <text:p>Découplage adaptation/extension de fonctionnalité</text:p>
          </table:table-cell>
          <table:table-cell table:style-name="ce3" office:value-type="string" calcext:value-type="string">
            <text:p>Créer des composant vue dédié </text:p>
          </table:table-cell>
          <table:table-cell table:style-name="ce1" office:value-type="date" office:date-value="2023-03-24" calcext:value-type="date">
            <text:p>24/03/23</text:p>
          </table:table-cell>
          <table:table-cell table:style-name="ce1" office:value-type="date" office:date-value="2023-03-31" calcext:value-type="date">
            <text:p>31/03/23</text:p>
          </table:table-cell>
          <table:table-cell table:formula="of:=[.D32]-[.C32]" office:value-type="float" office:value="7" calcext:value-type="float">
            <text:p>7</text:p>
          </table:table-cell>
          <table:table-cell table:formula="of:=COM.MICROSOFT.IFS( [.C32]&lt;=[Sprint.$B$2];[$Sprint.$A$2]; [.C32]&lt;=[Sprint.$B$3];[$Sprint.$A$3]; [.C32]&lt;=[Sprint.$B$4];[$Sprint.$A$4]; [.C32]&lt;=[Sprint.$B$5];[$Sprint.$A$5]; [.C32]&lt;=[Sprint.$B$6];[$Sprint.$A$6]; [.C32]&lt;=[Sprint.$B$7];[$Sprint.$A$7]; [.C32]&lt;=[Sprint.$B$8];[$Sprint.$A$8])" office:value-type="float" office:value="3" calcext:value-type="float">
            <text:p>3</text:p>
          </table:table-cell>
          <table:table-cell table:formula="of:=COM.MICROSOFT.IFS( [.D32]&lt;=[Sprint.$B$2];[$Sprint.$A$2]; [.D32]&lt;=[Sprint.$B$3];[$Sprint.$A$3]; [.D32]&lt;=[Sprint.$B$4];[$Sprint.$A$4]; [.D32]&lt;=[Sprint.$B$5];[$Sprint.$A$5]; [.D32]&lt;=[Sprint.$B$6];[$Sprint.$A$6]; [.D32]&lt;=[Sprint.$B$7];[$Sprint.$A$7]; [.D32]&lt;=[Sprint.$B$8];[$Sprint.$A$8])" office:value-type="float" office:value="4" calcext:value-type="float">
            <text:p>4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Bouger le dossier dans component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33]-[.C33]" office:value-type="float" office:value="6" calcext:value-type="float">
            <text:p>6</text:p>
          </table:table-cell>
          <table:table-cell table:formula="of:=COM.MICROSOFT.IFS( [.C33]&lt;=[Sprint.$B$2];[$Sprint.$A$2]; [.C33]&lt;=[Sprint.$B$3];[$Sprint.$A$3]; [.C33]&lt;=[Sprint.$B$4];[$Sprint.$A$4]; [.C33]&lt;=[Sprint.$B$5];[$Sprint.$A$5]; [.C33]&lt;=[Sprint.$B$6];[$Sprint.$A$6]; [.C33]&lt;=[Sprint.$B$7];[$Sprint.$A$7]; [.C33]&lt;=[Sprint.$B$8];[$Sprint.$A$8])" office:value-type="float" office:value="4" calcext:value-type="float">
            <text:p>4</text:p>
          </table:table-cell>
          <table:table-cell table:formula="of:=COM.MICROSOFT.IFS( [.D33]&lt;=[Sprint.$B$2];[$Sprint.$A$2]; [.D33]&lt;=[Sprint.$B$3];[$Sprint.$A$3]; [.D33]&lt;=[Sprint.$B$4];[$Sprint.$A$4]; [.D33]&lt;=[Sprint.$B$5];[$Sprint.$A$5]; [.D33]&lt;=[Sprint.$B$6];[$Sprint.$A$6]; [.D33]&lt;=[Sprint.$B$7];[$Sprint.$A$7]; [.D33]&lt;=[Sprint.$B$8];[$Sprint.$A$8])" office:value-type="float" office:value="4" calcext:value-type="float">
            <text:p>4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Revoir nos dossier components </text:p>
          </table:table-cell>
          <table:table-cell table:style-name="ce1" office:value-type="date" office:date-value="2023-03-31" calcext:value-type="date">
            <text:p>31/03/23</text:p>
          </table:table-cell>
          <table:table-cell table:style-name="ce1" office:value-type="date" office:date-value="2023-04-06" calcext:value-type="date">
            <text:p>06/04/23</text:p>
          </table:table-cell>
          <table:table-cell table:formula="of:=[.D34]-[.C34]" office:value-type="float" office:value="6" calcext:value-type="float">
            <text:p>6</text:p>
          </table:table-cell>
          <table:table-cell table:formula="of:=COM.MICROSOFT.IFS( [.C34]&lt;=[Sprint.$B$2];[$Sprint.$A$2]; [.C34]&lt;=[Sprint.$B$3];[$Sprint.$A$3]; [.C34]&lt;=[Sprint.$B$4];[$Sprint.$A$4]; [.C34]&lt;=[Sprint.$B$5];[$Sprint.$A$5]; [.C34]&lt;=[Sprint.$B$6];[$Sprint.$A$6]; [.C34]&lt;=[Sprint.$B$7];[$Sprint.$A$7]; [.C34]&lt;=[Sprint.$B$8];[$Sprint.$A$8])" office:value-type="float" office:value="4" calcext:value-type="float">
            <text:p>4</text:p>
          </table:table-cell>
          <table:table-cell table:formula="of:=COM.MICROSOFT.IFS( [.D34]&lt;=[Sprint.$B$2];[$Sprint.$A$2]; [.D34]&lt;=[Sprint.$B$3];[$Sprint.$A$3]; [.D34]&lt;=[Sprint.$B$4];[$Sprint.$A$4]; [.D34]&lt;=[Sprint.$B$5];[$Sprint.$A$5]; [.D34]&lt;=[Sprint.$B$6];[$Sprint.$A$6]; [.D34]&lt;=[Sprint.$B$7];[$Sprint.$A$7]; [.D34]&lt;=[Sprint.$B$8];[$Sprint.$A$8])" office:value-type="float" office:value="4" calcext:value-type="float">
            <text:p>4</text:p>
          </table:table-cell>
        </table:table-row>
        <table:table-row table:style-name="ro7">
          <table:covered-table-cell/>
          <table:table-cell table:style-name="ce3" office:value-type="string" calcext:value-type="string">
            <text:p>S’assurer que le code d’adaptation est bien encapsulé </text:p>
          </table:table-cell>
          <table:table-cell table:style-name="ce1" office:value-type="date" office:date-value="2023-04-06" calcext:value-type="date">
            <text:p>06/04/23</text:p>
          </table:table-cell>
          <table:table-cell table:style-name="ce1" office:value-type="date" office:date-value="2023-04-07" calcext:value-type="date">
            <text:p>07/04/23</text:p>
          </table:table-cell>
          <table:table-cell table:formula="of:=[.D35]-[.C35]" office:value-type="float" office:value="1" calcext:value-type="float">
            <text:p>1</text:p>
          </table:table-cell>
          <table:table-cell table:formula="of:=COM.MICROSOFT.IFS( [.C35]&lt;=[Sprint.$B$2];[$Sprint.$A$2]; [.C35]&lt;=[Sprint.$B$3];[$Sprint.$A$3]; [.C35]&lt;=[Sprint.$B$4];[$Sprint.$A$4]; [.C35]&lt;=[Sprint.$B$5];[$Sprint.$A$5]; [.C35]&lt;=[Sprint.$B$6];[$Sprint.$A$6]; [.C35]&lt;=[Sprint.$B$7];[$Sprint.$A$7]; [.C35]&lt;=[Sprint.$B$8];[$Sprint.$A$8])" office:value-type="float" office:value="4" calcext:value-type="float">
            <text:p>4</text:p>
          </table:table-cell>
          <table:table-cell table:formula="of:=COM.MICROSOFT.IFS( [.D35]&lt;=[Sprint.$B$2];[$Sprint.$A$2]; [.D35]&lt;=[Sprint.$B$3];[$Sprint.$A$3]; [.D35]&lt;=[Sprint.$B$4];[$Sprint.$A$4]; [.D35]&lt;=[Sprint.$B$5];[$Sprint.$A$5]; [.D35]&lt;=[Sprint.$B$6];[$Sprint.$A$6]; [.D35]&lt;=[Sprint.$B$7];[$Sprint.$A$7]; [.D35]&lt;=[Sprint.$B$8];[$Sprint.$A$8])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Ajout de gif dans le template de documentation</text:p>
          </table:table-cell>
          <table:table-cell/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36]-[.C36]" office:value-type="float" office:value="22" calcext:value-type="float">
            <text:p>22</text:p>
          </table:table-cell>
          <table:table-cell table:formula="of:=COM.MICROSOFT.IFS( [.C36]&lt;=[Sprint.$B$2];[$Sprint.$A$2]; [.C36]&lt;=[Sprint.$B$3];[$Sprint.$A$3]; [.C36]&lt;=[Sprint.$B$4];[$Sprint.$A$4]; [.C36]&lt;=[Sprint.$B$5];[$Sprint.$A$5]; [.C36]&lt;=[Sprint.$B$6];[$Sprint.$A$6]; [.C36]&lt;=[Sprint.$B$7];[$Sprint.$A$7]; [.C36]&lt;=[Sprint.$B$8];[$Sprint.$A$8])" office:value-type="float" office:value="0" calcext:value-type="float">
            <text:p>0</text:p>
          </table:table-cell>
          <table:table-cell table:formula="of:=COM.MICROSOFT.IFS( [.D36]&lt;=[Sprint.$B$2];[$Sprint.$A$2]; [.D36]&lt;=[Sprint.$B$3];[$Sprint.$A$3]; [.D36]&lt;=[Sprint.$B$4];[$Sprint.$A$4]; [.D36]&lt;=[Sprint.$B$5];[$Sprint.$A$5]; [.D36]&lt;=[Sprint.$B$6];[$Sprint.$A$6]; [.D36]&lt;=[Sprint.$B$7];[$Sprint.$A$7]; [.D36]&lt;=[Sprint.$B$8];[$Sprint.$A$8])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Définition claire du modèle des contraintes</text:p>
          </table:table-cell>
          <table:table-cell table:style-name="ce3" office:value-type="string" calcext:value-type="string">
            <text:p>Créer des objets données identiques à ce que retourne les AP REST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03" calcext:value-type="date">
            <text:p>03/02/23</text:p>
          </table:table-cell>
          <table:table-cell table:formula="of:=[.D37]-[.C37]" office:value-type="float" office:value="8" calcext:value-type="float">
            <text:p>8</text:p>
          </table:table-cell>
          <table:table-cell table:formula="of:=COM.MICROSOFT.IFS( [.C37]&lt;=[Sprint.$B$2];[$Sprint.$A$2]; [.C37]&lt;=[Sprint.$B$3];[$Sprint.$A$3]; [.C37]&lt;=[Sprint.$B$4];[$Sprint.$A$4]; [.C37]&lt;=[Sprint.$B$5];[$Sprint.$A$5]; [.C37]&lt;=[Sprint.$B$6];[$Sprint.$A$6]; [.C37]&lt;=[Sprint.$B$7];[$Sprint.$A$7]; [.C37]&lt;=[Sprint.$B$8];[$Sprint.$A$8])" office:value-type="float" office:value="0" calcext:value-type="float">
            <text:p>0</text:p>
          </table:table-cell>
          <table:table-cell table:formula="of:=COM.MICROSOFT.IFS( [.D37]&lt;=[Sprint.$B$2];[$Sprint.$A$2]; [.D37]&lt;=[Sprint.$B$3];[$Sprint.$A$3]; [.D37]&lt;=[Sprint.$B$4];[$Sprint.$A$4]; [.D37]&lt;=[Sprint.$B$5];[$Sprint.$A$5]; [.D37]&lt;=[Sprint.$B$6];[$Sprint.$A$6]; [.D37]&lt;=[Sprint.$B$7];[$Sprint.$A$7]; [.D37]&lt;=[Sprint.$B$8];[$Sprint.$A$8])" office:value-type="float" office:value="0" calcext:value-type="float">
            <text:p>0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Définir des stores </text:p>
          </table:table-cell>
          <table:table-cell table:style-name="ce1" office:value-type="date" office:date-value="2023-02-03" calcext:value-type="date">
            <text:p>03/02/23</text:p>
          </table:table-cell>
          <table:table-cell table:style-name="ce1" office:value-type="date" office:date-value="2023-02-16" calcext:value-type="date">
            <text:p>16/02/23</text:p>
          </table:table-cell>
          <table:table-cell table:formula="of:=[.D38]-[.C38]" office:value-type="float" office:value="13" calcext:value-type="float">
            <text:p>13</text:p>
          </table:table-cell>
          <table:table-cell table:formula="of:=COM.MICROSOFT.IFS( [.C38]&lt;=[Sprint.$B$2];[$Sprint.$A$2]; [.C38]&lt;=[Sprint.$B$3];[$Sprint.$A$3]; [.C38]&lt;=[Sprint.$B$4];[$Sprint.$A$4]; [.C38]&lt;=[Sprint.$B$5];[$Sprint.$A$5]; [.C38]&lt;=[Sprint.$B$6];[$Sprint.$A$6]; [.C38]&lt;=[Sprint.$B$7];[$Sprint.$A$7]; [.C38]&lt;=[Sprint.$B$8];[$Sprint.$A$8])" office:value-type="float" office:value="0" calcext:value-type="float">
            <text:p>0</text:p>
          </table:table-cell>
          <table:table-cell table:formula="of:=COM.MICROSOFT.IFS( [.D38]&lt;=[Sprint.$B$2];[$Sprint.$A$2]; [.D38]&lt;=[Sprint.$B$3];[$Sprint.$A$3]; [.D38]&lt;=[Sprint.$B$4];[$Sprint.$A$4]; [.D38]&lt;=[Sprint.$B$5];[$Sprint.$A$5]; [.D38]&lt;=[Sprint.$B$6];[$Sprint.$A$6]; [.D38]&lt;=[Sprint.$B$7];[$Sprint.$A$7]; [.D38]&lt;=[Sprint.$B$8];[$Sprint.$A$8])" office:value-type="float" office:value="1" calcext:value-type="float">
            <text:p>1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Initialiser les stores </text:p>
          </table:table-cell>
          <table:table-cell table:style-name="ce1" office:value-type="date" office:date-value="2023-02-03" calcext:value-type="date">
            <text:p>03/02/23</text:p>
          </table:table-cell>
          <table:table-cell table:style-name="ce1" office:value-type="date" office:date-value="2023-02-16" calcext:value-type="date">
            <text:p>16/02/23</text:p>
          </table:table-cell>
          <table:table-cell table:formula="of:=[.D39]-[.C39]" office:value-type="float" office:value="13" calcext:value-type="float">
            <text:p>13</text:p>
          </table:table-cell>
          <table:table-cell table:formula="of:=COM.MICROSOFT.IFS( [.C39]&lt;=[Sprint.$B$2];[$Sprint.$A$2]; [.C39]&lt;=[Sprint.$B$3];[$Sprint.$A$3]; [.C39]&lt;=[Sprint.$B$4];[$Sprint.$A$4]; [.C39]&lt;=[Sprint.$B$5];[$Sprint.$A$5]; [.C39]&lt;=[Sprint.$B$6];[$Sprint.$A$6]; [.C39]&lt;=[Sprint.$B$7];[$Sprint.$A$7]; [.C39]&lt;=[Sprint.$B$8];[$Sprint.$A$8])" office:value-type="float" office:value="0" calcext:value-type="float">
            <text:p>0</text:p>
          </table:table-cell>
          <table:table-cell table:formula="of:=COM.MICROSOFT.IFS( [.D39]&lt;=[Sprint.$B$2];[$Sprint.$A$2]; [.D39]&lt;=[Sprint.$B$3];[$Sprint.$A$3]; [.D39]&lt;=[Sprint.$B$4];[$Sprint.$A$4]; [.D39]&lt;=[Sprint.$B$5];[$Sprint.$A$5]; [.D39]&lt;=[Sprint.$B$6];[$Sprint.$A$6]; [.D39]&lt;=[Sprint.$B$7];[$Sprint.$A$7]; [.D39]&lt;=[Sprint.$B$8];[$Sprint.$A$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évision de création des app</text:p>
          </table:table-cell>
          <table:table-cell/>
          <table:table-cell table:style-name="ce1" office:value-type="date" office:date-value="2023-01-27" calcext:value-type="date">
            <text:p>27/01/23</text:p>
          </table:table-cell>
          <table:table-cell table:style-name="ce1" office:value-type="date" office:date-value="2023-02-07" calcext:value-type="date">
            <text:p>07/02/23</text:p>
          </table:table-cell>
          <table:table-cell table:formula="of:=[.D40]-[.C40]" office:value-type="float" office:value="11" calcext:value-type="float">
            <text:p>11</text:p>
          </table:table-cell>
          <table:table-cell table:formula="of:=COM.MICROSOFT.IFS( [.C40]&lt;=[Sprint.$B$2];[$Sprint.$A$2]; [.C40]&lt;=[Sprint.$B$3];[$Sprint.$A$3]; [.C40]&lt;=[Sprint.$B$4];[$Sprint.$A$4]; [.C40]&lt;=[Sprint.$B$5];[$Sprint.$A$5]; [.C40]&lt;=[Sprint.$B$6];[$Sprint.$A$6]; [.C40]&lt;=[Sprint.$B$7];[$Sprint.$A$7]; [.C40]&lt;=[Sprint.$B$8];[$Sprint.$A$8])" office:value-type="float" office:value="0" calcext:value-type="float">
            <text:p>0</text:p>
          </table:table-cell>
          <table:table-cell table:formula="of:=COM.MICROSOFT.IFS( [.D40]&lt;=[Sprint.$B$2];[$Sprint.$A$2]; [.D40]&lt;=[Sprint.$B$3];[$Sprint.$A$3]; [.D40]&lt;=[Sprint.$B$4];[$Sprint.$A$4]; [.D40]&lt;=[Sprint.$B$5];[$Sprint.$A$5]; [.D40]&lt;=[Sprint.$B$6];[$Sprint.$A$6]; [.D40]&lt;=[Sprint.$B$7];[$Sprint.$A$7]; [.D40]&lt;=[Sprint.$B$8];[$Sprint.$A$8])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 table:number-columns-spanned="1" table:number-rows-spanned="2">
            <text:p>Intégration d'interface sur l'existant</text:p>
          </table:table-cell>
          <table:table-cell table:style-name="ce3" office:value-type="string" calcext:value-type="string">
            <text:p>Composant d’intégration dans un DOM hors de l’app vue </text:p>
          </table:table-cell>
          <table:table-cell table:number-columns-repeated="2" table:style-name="ce1" office:value-type="date" office:date-value="2023-01-26" calcext:value-type="date">
            <text:p>26/01/23</text:p>
          </table:table-cell>
          <table:table-cell table:formula="of:=[.D41]-[.C41]" office:value-type="float" office:value="0" calcext:value-type="float">
            <text:p>0</text:p>
          </table:table-cell>
          <table:table-cell table:formula="of:=COM.MICROSOFT.IFS( [.C41]&lt;=[Sprint.$B$2];[$Sprint.$A$2]; [.C41]&lt;=[Sprint.$B$3];[$Sprint.$A$3]; [.C41]&lt;=[Sprint.$B$4];[$Sprint.$A$4]; [.C41]&lt;=[Sprint.$B$5];[$Sprint.$A$5]; [.C41]&lt;=[Sprint.$B$6];[$Sprint.$A$6]; [.C41]&lt;=[Sprint.$B$7];[$Sprint.$A$7]; [.C41]&lt;=[Sprint.$B$8];[$Sprint.$A$8])" office:value-type="float" office:value="0" calcext:value-type="float">
            <text:p>0</text:p>
          </table:table-cell>
          <table:table-cell table:formula="of:=COM.MICROSOFT.IFS( [.D41]&lt;=[Sprint.$B$2];[$Sprint.$A$2]; [.D41]&lt;=[Sprint.$B$3];[$Sprint.$A$3]; [.D41]&lt;=[Sprint.$B$4];[$Sprint.$A$4]; [.D41]&lt;=[Sprint.$B$5];[$Sprint.$A$5]; [.D41]&lt;=[Sprint.$B$6];[$Sprint.$A$6]; [.D41]&lt;=[Sprint.$B$7];[$Sprint.$A$7]; [.D41]&lt;=[Sprint.$B$8];[$Sprint.$A$8])" office:value-type="float" office:value="0" calcext:value-type="float">
            <text:p>0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Documentation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1-27" calcext:value-type="date">
            <text:p>27/01/23</text:p>
          </table:table-cell>
          <table:table-cell table:formula="of:=[.D42]-[.C42]" office:value-type="float" office:value="1" calcext:value-type="float">
            <text:p>1</text:p>
          </table:table-cell>
          <table:table-cell table:formula="of:=COM.MICROSOFT.IFS( [.C42]&lt;=[Sprint.$B$2];[$Sprint.$A$2]; [.C42]&lt;=[Sprint.$B$3];[$Sprint.$A$3]; [.C42]&lt;=[Sprint.$B$4];[$Sprint.$A$4]; [.C42]&lt;=[Sprint.$B$5];[$Sprint.$A$5]; [.C42]&lt;=[Sprint.$B$6];[$Sprint.$A$6]; [.C42]&lt;=[Sprint.$B$7];[$Sprint.$A$7]; [.C42]&lt;=[Sprint.$B$8];[$Sprint.$A$8])" office:value-type="float" office:value="0" calcext:value-type="float">
            <text:p>0</text:p>
          </table:table-cell>
          <table:table-cell table:formula="of:=COM.MICROSOFT.IFS( [.D42]&lt;=[Sprint.$B$2];[$Sprint.$A$2]; [.D42]&lt;=[Sprint.$B$3];[$Sprint.$A$3]; [.D42]&lt;=[Sprint.$B$4];[$Sprint.$A$4]; [.D42]&lt;=[Sprint.$B$5];[$Sprint.$A$5]; [.D42]&lt;=[Sprint.$B$6];[$Sprint.$A$6]; [.D42]&lt;=[Sprint.$B$7];[$Sprint.$A$7]; [.D42]&lt;=[Sprint.$B$8];[$Sprint.$A$8])"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 table:number-columns-spanned="1" table:number-rows-spanned="3">
            <text:p>Règles d'écriture de documentation</text:p>
          </table:table-cell>
          <table:table-cell table:style-name="ce3" office:value-type="string" calcext:value-type="string">
            <text:p>Définir les interdits </text:p>
          </table:table-cell>
          <table:table-cell table:style-name="ce1" office:value-type="date" office:date-value="2023-02-23" calcext:value-type="date">
            <text:p>23/02/23</text:p>
          </table:table-cell>
          <table:table-cell/>
          <table:table-cell table:formula="of:=[.D43]-[.C43]" office:value-type="float" office:value="-44980" calcext:value-type="float">
            <text:p>-44980</text:p>
          </table:table-cell>
          <table:table-cell table:formula="of:=COM.MICROSOFT.IFS( [.C43]&lt;=[Sprint.$B$2];[$Sprint.$A$2]; [.C43]&lt;=[Sprint.$B$3];[$Sprint.$A$3]; [.C43]&lt;=[Sprint.$B$4];[$Sprint.$A$4]; [.C43]&lt;=[Sprint.$B$5];[$Sprint.$A$5]; [.C43]&lt;=[Sprint.$B$6];[$Sprint.$A$6]; [.C43]&lt;=[Sprint.$B$7];[$Sprint.$A$7]; [.C43]&lt;=[Sprint.$B$8];[$Sprint.$A$8])" office:value-type="float" office:value="2" calcext:value-type="float">
            <text:p>2</text:p>
          </table:table-cell>
          <table:table-cell table:formula="of:=COM.MICROSOFT.IFS( [.D43]&lt;=[Sprint.$B$2];[$Sprint.$A$2]; [.D43]&lt;=[Sprint.$B$3];[$Sprint.$A$3]; [.D43]&lt;=[Sprint.$B$4];[$Sprint.$A$4]; [.D43]&lt;=[Sprint.$B$5];[$Sprint.$A$5]; [.D43]&lt;=[Sprint.$B$6];[$Sprint.$A$6]; [.D43]&lt;=[Sprint.$B$7];[$Sprint.$A$7]; [.D43]&lt;=[Sprint.$B$8];[$Sprint.$A$8])" office:value-type="float" office:value="0" calcext:value-type="float">
            <text:p>0</text:p>
          </table:table-cell>
        </table:table-row>
        <table:table-row table:style-name="ro6">
          <table:covered-table-cell/>
          <table:table-cell table:style-name="ce3" office:value-type="string" calcext:value-type="string">
            <text:p>Définir les conseils </text:p>
          </table:table-cell>
          <table:table-cell table:style-name="ce1" office:value-type="date" office:date-value="2023-02-23" calcext:value-type="date">
            <text:p>23/02/23</text:p>
          </table:table-cell>
          <table:table-cell/>
          <table:table-cell table:formula="of:=[.D44]-[.C44]" office:value-type="float" office:value="-44980" calcext:value-type="float">
            <text:p>-44980</text:p>
          </table:table-cell>
          <table:table-cell table:formula="of:=COM.MICROSOFT.IFS( [.C44]&lt;=[Sprint.$B$2];[$Sprint.$A$2]; [.C44]&lt;=[Sprint.$B$3];[$Sprint.$A$3]; [.C44]&lt;=[Sprint.$B$4];[$Sprint.$A$4]; [.C44]&lt;=[Sprint.$B$5];[$Sprint.$A$5]; [.C44]&lt;=[Sprint.$B$6];[$Sprint.$A$6]; [.C44]&lt;=[Sprint.$B$7];[$Sprint.$A$7]; [.C44]&lt;=[Sprint.$B$8];[$Sprint.$A$8])" office:value-type="float" office:value="2" calcext:value-type="float">
            <text:p>2</text:p>
          </table:table-cell>
          <table:table-cell table:formula="of:=COM.MICROSOFT.IFS( [.D44]&lt;=[Sprint.$B$2];[$Sprint.$A$2]; [.D44]&lt;=[Sprint.$B$3];[$Sprint.$A$3]; [.D44]&lt;=[Sprint.$B$4];[$Sprint.$A$4]; [.D44]&lt;=[Sprint.$B$5];[$Sprint.$A$5]; [.D44]&lt;=[Sprint.$B$6];[$Sprint.$A$6]; [.D44]&lt;=[Sprint.$B$7];[$Sprint.$A$7]; [.D44]&lt;=[Sprint.$B$8];[$Sprint.$A$8]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Ajouter le tutoriel au wiki de flop </text:p>
          </table:table-cell>
          <table:table-cell table:style-name="ce1" office:value-type="date" office:date-value="2023-04-10" calcext:value-type="date">
            <text:p>10/04/23</text:p>
          </table:table-cell>
          <table:table-cell/>
          <table:table-cell table:formula="of:=[.D45]-[.C45]" office:value-type="float" office:value="-45026" calcext:value-type="float">
            <text:p>-45026</text:p>
          </table:table-cell>
          <table:table-cell table:formula="of:=COM.MICROSOFT.IFS( [.C45]&lt;=[Sprint.$B$2];[$Sprint.$A$2]; [.C45]&lt;=[Sprint.$B$3];[$Sprint.$A$3]; [.C45]&lt;=[Sprint.$B$4];[$Sprint.$A$4]; [.C45]&lt;=[Sprint.$B$5];[$Sprint.$A$5]; [.C45]&lt;=[Sprint.$B$6];[$Sprint.$A$6]; [.C45]&lt;=[Sprint.$B$7];[$Sprint.$A$7]; [.C45]&lt;=[Sprint.$B$8];[$Sprint.$A$8])" office:value-type="float" office:value="5" calcext:value-type="float">
            <text:p>5</text:p>
          </table:table-cell>
          <table:table-cell table:formula="of:=COM.MICROSOFT.IFS( [.D45]&lt;=[Sprint.$B$2];[$Sprint.$A$2]; [.D45]&lt;=[Sprint.$B$3];[$Sprint.$A$3]; [.D45]&lt;=[Sprint.$B$4];[$Sprint.$A$4]; [.D45]&lt;=[Sprint.$B$5];[$Sprint.$A$5]; [.D45]&lt;=[Sprint.$B$6];[$Sprint.$A$6]; [.D45]&lt;=[Sprint.$B$7];[$Sprint.$A$7]; [.D45]&lt;=[Sprint.$B$8];[$Sprint.$A$8])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 table:number-columns-spanned="1" table:number-rows-spanned="11">
            <text:p>Interpolation des valeurs des paramètres</text:p>
          </table:table-cell>
          <table:table-cell table:style-name="ce3" office:value-type="string" calcext:value-type="string">
            <text:p>Système de récupération des valeurs des scripts externes </text:p>
          </table:table-cell>
          <table:table-cell table:style-name="ce1" office:value-type="date" office:date-value="2023-01-26" calcext:value-type="date">
            <text:p>26/01/23</text:p>
          </table:table-cell>
          <table:table-cell table:style-name="ce1" office:value-type="date" office:date-value="2023-02-16" calcext:value-type="date">
            <text:p>16/02/23</text:p>
          </table:table-cell>
          <table:table-cell table:formula="of:=[.D46]-[.C46]" office:value-type="float" office:value="21" calcext:value-type="float">
            <text:p>21</text:p>
          </table:table-cell>
          <table:table-cell table:formula="of:=COM.MICROSOFT.IFS( [.C46]&lt;=[Sprint.$B$2];[$Sprint.$A$2]; [.C46]&lt;=[Sprint.$B$3];[$Sprint.$A$3]; [.C46]&lt;=[Sprint.$B$4];[$Sprint.$A$4]; [.C46]&lt;=[Sprint.$B$5];[$Sprint.$A$5]; [.C46]&lt;=[Sprint.$B$6];[$Sprint.$A$6]; [.C46]&lt;=[Sprint.$B$7];[$Sprint.$A$7]; [.C46]&lt;=[Sprint.$B$8];[$Sprint.$A$8])" office:value-type="float" office:value="0" calcext:value-type="float">
            <text:p>0</text:p>
          </table:table-cell>
          <table:table-cell table:formula="of:=COM.MICROSOFT.IFS( [.D46]&lt;=[Sprint.$B$2];[$Sprint.$A$2]; [.D46]&lt;=[Sprint.$B$3];[$Sprint.$A$3]; [.D46]&lt;=[Sprint.$B$4];[$Sprint.$A$4]; [.D46]&lt;=[Sprint.$B$5];[$Sprint.$A$5]; [.D46]&lt;=[Sprint.$B$6];[$Sprint.$A$6]; [.D46]&lt;=[Sprint.$B$7];[$Sprint.$A$7]; [.D46]&lt;=[Sprint.$B$8];[$Sprint.$A$8])" office:value-type="float" office:value="1" calcext:value-type="float">
            <text:p>1</text:p>
          </table:table-cell>
        </table:table-row>
        <table:table-row table:style-name="ro3">
          <table:covered-table-cell/>
          <table:table-cell table:style-name="ce3" office:value-type="string" calcext:value-type="string">
            <text:p>Altérateur de doc markdown </text:p>
          </table:table-cell>
          <table:table-cell table:number-columns-repeated="2" table:style-name="ce1" office:value-type="date" office:date-value="2023-02-16" calcext:value-type="date">
            <text:p>16/02/23</text:p>
          </table:table-cell>
          <table:table-cell table:formula="of:=[.D47]-[.C47]" office:value-type="float" office:value="0" calcext:value-type="float">
            <text:p>0</text:p>
          </table:table-cell>
          <table:table-cell table:formula="of:=COM.MICROSOFT.IFS( [.C47]&lt;=[Sprint.$B$2];[$Sprint.$A$2]; [.C47]&lt;=[Sprint.$B$3];[$Sprint.$A$3]; [.C47]&lt;=[Sprint.$B$4];[$Sprint.$A$4]; [.C47]&lt;=[Sprint.$B$5];[$Sprint.$A$5]; [.C47]&lt;=[Sprint.$B$6];[$Sprint.$A$6]; [.C47]&lt;=[Sprint.$B$7];[$Sprint.$A$7]; [.C47]&lt;=[Sprint.$B$8];[$Sprint.$A$8])" office:value-type="float" office:value="1" calcext:value-type="float">
            <text:p>1</text:p>
          </table:table-cell>
          <table:table-cell table:formula="of:=COM.MICROSOFT.IFS( [.D47]&lt;=[Sprint.$B$2];[$Sprint.$A$2]; [.D47]&lt;=[Sprint.$B$3];[$Sprint.$A$3]; [.D47]&lt;=[Sprint.$B$4];[$Sprint.$A$4]; [.D47]&lt;=[Sprint.$B$5];[$Sprint.$A$5]; [.D47]&lt;=[Sprint.$B$6];[$Sprint.$A$6]; [.D47]&lt;=[Sprint.$B$7];[$Sprint.$A$7]; [.D47]&lt;=[Sprint.$B$8];[$Sprint.$A$8])" office:value-type="float" office:value="1" calcext:value-type="float">
            <text:p>1</text:p>
          </table:table-cell>
        </table:table-row>
        <table:table-row table:style-name="ro7">
          <table:covered-table-cell/>
          <table:table-cell table:style-name="ce3" office:value-type="string" calcext:value-type="string">
            <text:p>Définir des syntaxe de templates sur les appels de variable </text:p>
          </table:table-cell>
          <table:table-cell table:style-name="ce1" office:value-type="date" office:date-value="2023-02-16" calcext:value-type="date">
            <text:p>16/02/23</text:p>
          </table:table-cell>
          <table:table-cell table:style-name="ce1" office:value-type="date" office:date-value="2023-02-17" calcext:value-type="date">
            <text:p>17/02/23</text:p>
          </table:table-cell>
          <table:table-cell table:formula="of:=[.D48]-[.C48]" office:value-type="float" office:value="1" calcext:value-type="float">
            <text:p>1</text:p>
          </table:table-cell>
          <table:table-cell table:formula="of:=COM.MICROSOFT.IFS( [.C48]&lt;=[Sprint.$B$2];[$Sprint.$A$2]; [.C48]&lt;=[Sprint.$B$3];[$Sprint.$A$3]; [.C48]&lt;=[Sprint.$B$4];[$Sprint.$A$4]; [.C48]&lt;=[Sprint.$B$5];[$Sprint.$A$5]; [.C48]&lt;=[Sprint.$B$6];[$Sprint.$A$6]; [.C48]&lt;=[Sprint.$B$7];[$Sprint.$A$7]; [.C48]&lt;=[Sprint.$B$8];[$Sprint.$A$8])" office:value-type="float" office:value="1" calcext:value-type="float">
            <text:p>1</text:p>
          </table:table-cell>
          <table:table-cell table:formula="of:=COM.MICROSOFT.IFS( [.D48]&lt;=[Sprint.$B$2];[$Sprint.$A$2]; [.D48]&lt;=[Sprint.$B$3];[$Sprint.$A$3]; [.D48]&lt;=[Sprint.$B$4];[$Sprint.$A$4]; [.D48]&lt;=[Sprint.$B$5];[$Sprint.$A$5]; [.D48]&lt;=[Sprint.$B$6];[$Sprint.$A$6]; [.D48]&lt;=[Sprint.$B$7];[$Sprint.$A$7]; [.D48]&lt;=[Sprint.$B$8];[$Sprint.$A$8])"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CSS quand pas de documentation associée </text:p>
          </table:table-cell>
          <table:table-cell table:style-name="ce1" office:value-type="date" office:date-value="2023-02-17" calcext:value-type="date">
            <text:p>17/02/23</text:p>
          </table:table-cell>
          <table:table-cell table:style-name="ce1" office:value-type="date" office:date-value="2023-02-23" calcext:value-type="date">
            <text:p>23/02/23</text:p>
          </table:table-cell>
          <table:table-cell table:formula="of:=[.D49]-[.C49]" office:value-type="float" office:value="6" calcext:value-type="float">
            <text:p>6</text:p>
          </table:table-cell>
          <table:table-cell table:formula="of:=COM.MICROSOFT.IFS( [.C49]&lt;=[Sprint.$B$2];[$Sprint.$A$2]; [.C49]&lt;=[Sprint.$B$3];[$Sprint.$A$3]; [.C49]&lt;=[Sprint.$B$4];[$Sprint.$A$4]; [.C49]&lt;=[Sprint.$B$5];[$Sprint.$A$5]; [.C49]&lt;=[Sprint.$B$6];[$Sprint.$A$6]; [.C49]&lt;=[Sprint.$B$7];[$Sprint.$A$7]; [.C49]&lt;=[Sprint.$B$8];[$Sprint.$A$8])" office:value-type="float" office:value="1" calcext:value-type="float">
            <text:p>1</text:p>
          </table:table-cell>
          <table:table-cell table:formula="of:=COM.MICROSOFT.IFS( [.D49]&lt;=[Sprint.$B$2];[$Sprint.$A$2]; [.D49]&lt;=[Sprint.$B$3];[$Sprint.$A$3]; [.D49]&lt;=[Sprint.$B$4];[$Sprint.$A$4]; [.D49]&lt;=[Sprint.$B$5];[$Sprint.$A$5]; [.D49]&lt;=[Sprint.$B$6];[$Sprint.$A$6]; [.D49]&lt;=[Sprint.$B$7];[$Sprint.$A$7]; [.D49]&lt;=[Sprint.$B$8];[$Sprint.$A$8])" office:value-type="float" office:value="2" calcext:value-type="float">
            <text:p>2</text:p>
          </table:table-cell>
        </table:table-row>
        <table:table-row table:style-name="ro8">
          <table:covered-table-cell/>
          <table:table-cell table:style-name="ce3" office:value-type="string" calcext:value-type="string">
            <text:p>Afficher “tous” si un paramètre n’a pas de valeur (convention FLOP) </text:p>
          </table:table-cell>
          <table:table-cell table:style-name="ce1" office:value-type="date" office:date-value="2023-02-23" calcext:value-type="date">
            <text:p>23/02/23</text:p>
          </table:table-cell>
          <table:table-cell table:style-name="ce1" office:value-type="date" office:date-value="2023-03-09" calcext:value-type="date">
            <text:p>09/03/23</text:p>
          </table:table-cell>
          <table:table-cell table:formula="of:=[.D50]-[.C50]" office:value-type="float" office:value="14" calcext:value-type="float">
            <text:p>14</text:p>
          </table:table-cell>
          <table:table-cell table:formula="of:=COM.MICROSOFT.IFS( [.C50]&lt;=[Sprint.$B$2];[$Sprint.$A$2]; [.C50]&lt;=[Sprint.$B$3];[$Sprint.$A$3]; [.C50]&lt;=[Sprint.$B$4];[$Sprint.$A$4]; [.C50]&lt;=[Sprint.$B$5];[$Sprint.$A$5]; [.C50]&lt;=[Sprint.$B$6];[$Sprint.$A$6]; [.C50]&lt;=[Sprint.$B$7];[$Sprint.$A$7]; [.C50]&lt;=[Sprint.$B$8];[$Sprint.$A$8])" office:value-type="float" office:value="2" calcext:value-type="float">
            <text:p>2</text:p>
          </table:table-cell>
          <table:table-cell table:formula="of:=COM.MICROSOFT.IFS( [.D50]&lt;=[Sprint.$B$2];[$Sprint.$A$2]; [.D50]&lt;=[Sprint.$B$3];[$Sprint.$A$3]; [.D50]&lt;=[Sprint.$B$4];[$Sprint.$A$4]; [.D50]&lt;=[Sprint.$B$5];[$Sprint.$A$5]; [.D50]&lt;=[Sprint.$B$6];[$Sprint.$A$6]; [.D50]&lt;=[Sprint.$B$7];[$Sprint.$A$7]; [.D50]&lt;=[Sprint.$B$8];[$Sprint.$A$8])" office:value-type="float" office:value="2" calcext:value-type="float">
            <text:p>2</text:p>
          </table:table-cell>
        </table:table-row>
        <table:table-row table:style-name="ro7">
          <table:covered-table-cell/>
          <table:table-cell table:style-name="ce3" office:value-type="string" calcext:value-type="string">
            <text:p>Passer la responsabilité de parser et alterer la doc au serveur </text:p>
          </table:table-cell>
          <table:table-cell table:style-name="ce1" office:value-type="date" office:date-value="2023-03-09" calcext:value-type="date">
            <text:p>09/03/23</text:p>
          </table:table-cell>
          <table:table-cell table:style-name="ce1" office:value-type="date" office:date-value="2023-03-23" calcext:value-type="date">
            <text:p>23/03/23</text:p>
          </table:table-cell>
          <table:table-cell table:formula="of:=[.D51]-[.C51]" office:value-type="float" office:value="14" calcext:value-type="float">
            <text:p>14</text:p>
          </table:table-cell>
          <table:table-cell table:formula="of:=COM.MICROSOFT.IFS( [.C51]&lt;=[Sprint.$B$2];[$Sprint.$A$2]; [.C51]&lt;=[Sprint.$B$3];[$Sprint.$A$3]; [.C51]&lt;=[Sprint.$B$4];[$Sprint.$A$4]; [.C51]&lt;=[Sprint.$B$5];[$Sprint.$A$5]; [.C51]&lt;=[Sprint.$B$6];[$Sprint.$A$6]; [.C51]&lt;=[Sprint.$B$7];[$Sprint.$A$7]; [.C51]&lt;=[Sprint.$B$8];[$Sprint.$A$8])" office:value-type="float" office:value="2" calcext:value-type="float">
            <text:p>2</text:p>
          </table:table-cell>
          <table:table-cell table:formula="of:=COM.MICROSOFT.IFS( [.D51]&lt;=[Sprint.$B$2];[$Sprint.$A$2]; [.D51]&lt;=[Sprint.$B$3];[$Sprint.$A$3]; [.D51]&lt;=[Sprint.$B$4];[$Sprint.$A$4]; [.D51]&lt;=[Sprint.$B$5];[$Sprint.$A$5]; [.D51]&lt;=[Sprint.$B$6];[$Sprint.$A$6]; [.D51]&lt;=[Sprint.$B$7];[$Sprint.$A$7]; [.D51]&lt;=[Sprint.$B$8];[$Sprint.$A$8])" office:value-type="float" office:value="3" calcext:value-type="float">
            <text:p>3</text:p>
          </table:table-cell>
        </table:table-row>
        <table:table-row table:style-name="ro9">
          <table:covered-table-cell/>
          <table:table-cell table:style-name="ce3" office:value-type="string" calcext:value-type="string">
            <text:p>Fixer l’interpolation pour qu’elle ne se base que sur la contrainte et pas une lsite de paramètre autorisée annexe </text:p>
          </table:table-cell>
          <table:table-cell table:style-name="ce1" office:value-type="date" office:date-value="2023-03-16" calcext:value-type="date">
            <text:p>16/03/23</text:p>
          </table:table-cell>
          <table:table-cell table:style-name="ce1" office:value-type="date" office:date-value="2023-03-23" calcext:value-type="date">
            <text:p>23/03/23</text:p>
          </table:table-cell>
          <table:table-cell table:formula="of:=[.D52]-[.C52]" office:value-type="float" office:value="7" calcext:value-type="float">
            <text:p>7</text:p>
          </table:table-cell>
          <table:table-cell table:formula="of:=COM.MICROSOFT.IFS( [.C52]&lt;=[Sprint.$B$2];[$Sprint.$A$2]; [.C52]&lt;=[Sprint.$B$3];[$Sprint.$A$3]; [.C52]&lt;=[Sprint.$B$4];[$Sprint.$A$4]; [.C52]&lt;=[Sprint.$B$5];[$Sprint.$A$5]; [.C52]&lt;=[Sprint.$B$6];[$Sprint.$A$6]; [.C52]&lt;=[Sprint.$B$7];[$Sprint.$A$7]; [.C52]&lt;=[Sprint.$B$8];[$Sprint.$A$8])" office:value-type="float" office:value="3" calcext:value-type="float">
            <text:p>3</text:p>
          </table:table-cell>
          <table:table-cell table:formula="of:=COM.MICROSOFT.IFS( [.D52]&lt;=[Sprint.$B$2];[$Sprint.$A$2]; [.D52]&lt;=[Sprint.$B$3];[$Sprint.$A$3]; [.D52]&lt;=[Sprint.$B$4];[$Sprint.$A$4]; [.D52]&lt;=[Sprint.$B$5];[$Sprint.$A$5]; [.D52]&lt;=[Sprint.$B$6];[$Sprint.$A$6]; [.D52]&lt;=[Sprint.$B$7];[$Sprint.$A$7]; [.D52]&lt;=[Sprint.$B$8];[$Sprint.$A$8])" office:value-type="float" office:value="3" calcext:value-type="float">
            <text:p>3</text:p>
          </table:table-cell>
        </table:table-row>
        <table:table-row table:style-name="ro4">
          <table:covered-table-cell/>
          <table:table-cell table:style-name="ce3" office:value-type="string" calcext:value-type="string">
            <text:p>Adapté le client sur le nouveau formalisme des documentation retournée par le serveur </text:p>
          </table:table-cell>
          <table:table-cell table:style-name="ce1" office:value-type="date" office:date-value="2023-03-23" calcext:value-type="date">
            <text:p>23/03/23</text:p>
          </table:table-cell>
          <table:table-cell table:style-name="ce1" office:value-type="date" office:date-value="2023-03-24" calcext:value-type="date">
            <text:p>24/03/23</text:p>
          </table:table-cell>
          <table:table-cell table:formula="of:=[.D53]-[.C53]" office:value-type="float" office:value="1" calcext:value-type="float">
            <text:p>1</text:p>
          </table:table-cell>
          <table:table-cell table:formula="of:=COM.MICROSOFT.IFS( [.C53]&lt;=[Sprint.$B$2];[$Sprint.$A$2]; [.C53]&lt;=[Sprint.$B$3];[$Sprint.$A$3]; [.C53]&lt;=[Sprint.$B$4];[$Sprint.$A$4]; [.C53]&lt;=[Sprint.$B$5];[$Sprint.$A$5]; [.C53]&lt;=[Sprint.$B$6];[$Sprint.$A$6]; [.C53]&lt;=[Sprint.$B$7];[$Sprint.$A$7]; [.C53]&lt;=[Sprint.$B$8];[$Sprint.$A$8])" office:value-type="float" office:value="3" calcext:value-type="float">
            <text:p>3</text:p>
          </table:table-cell>
          <table:table-cell table:formula="of:=COM.MICROSOFT.IFS( [.D53]&lt;=[Sprint.$B$2];[$Sprint.$A$2]; [.D53]&lt;=[Sprint.$B$3];[$Sprint.$A$3]; [.D53]&lt;=[Sprint.$B$4];[$Sprint.$A$4]; [.D53]&lt;=[Sprint.$B$5];[$Sprint.$A$5]; [.D53]&lt;=[Sprint.$B$6];[$Sprint.$A$6]; [.D53]&lt;=[Sprint.$B$7];[$Sprint.$A$7]; [.D53]&lt;=[Sprint.$B$8];[$Sprint.$A$8])" office:value-type="float" office:value="3" calcext:value-type="float">
            <text:p>3</text:p>
          </table:table-cell>
        </table:table-row>
        <table:table-row table:style-name="ro1">
          <table:covered-table-cell/>
          <table:table-cell table:style-name="ce3" office:value-type="string" calcext:value-type="string">
            <text:p>Fixer le bug de la div pour les paramètres primitifs </text:p>
          </table:table-cell>
          <table:table-cell table:number-columns-repeated="2" table:style-name="ce1" office:value-type="date" office:date-value="2023-03-30" calcext:value-type="date">
            <text:p>30/03/23</text:p>
          </table:table-cell>
          <table:table-cell table:formula="of:=[.D54]-[.C54]" office:value-type="float" office:value="0" calcext:value-type="float">
            <text:p>0</text:p>
          </table:table-cell>
          <table:table-cell table:formula="of:=COM.MICROSOFT.IFS( [.C54]&lt;=[Sprint.$B$2];[$Sprint.$A$2]; [.C54]&lt;=[Sprint.$B$3];[$Sprint.$A$3]; [.C54]&lt;=[Sprint.$B$4];[$Sprint.$A$4]; [.C54]&lt;=[Sprint.$B$5];[$Sprint.$A$5]; [.C54]&lt;=[Sprint.$B$6];[$Sprint.$A$6]; [.C54]&lt;=[Sprint.$B$7];[$Sprint.$A$7]; [.C54]&lt;=[Sprint.$B$8];[$Sprint.$A$8])" office:value-type="float" office:value="4" calcext:value-type="float">
            <text:p>4</text:p>
          </table:table-cell>
          <table:table-cell table:formula="of:=COM.MICROSOFT.IFS( [.D54]&lt;=[Sprint.$B$2];[$Sprint.$A$2]; [.D54]&lt;=[Sprint.$B$3];[$Sprint.$A$3]; [.D54]&lt;=[Sprint.$B$4];[$Sprint.$A$4]; [.D54]&lt;=[Sprint.$B$5];[$Sprint.$A$5]; [.D54]&lt;=[Sprint.$B$6];[$Sprint.$A$6]; [.D54]&lt;=[Sprint.$B$7];[$Sprint.$A$7]; [.D54]&lt;=[Sprint.$B$8];[$Sprint.$A$8])" office:value-type="float" office:value="4" calcext:value-type="float">
            <text:p>4</text:p>
          </table:table-cell>
        </table:table-row>
        <table:table-row table:style-name="ro8">
          <table:covered-table-cell/>
          <table:table-cell table:style-name="ce3" office:value-type="string" calcext:value-type="string">
            <text:p>Logger en console lorsque un paramètre n’est pas trouvé </text:p>
          </table:table-cell>
          <table:table-cell table:number-columns-repeated="2" table:style-name="ce1" office:value-type="date" office:date-value="2023-03-30" calcext:value-type="date">
            <text:p>30/03/23</text:p>
          </table:table-cell>
          <table:table-cell table:formula="of:=[.D55]-[.C55]" office:value-type="float" office:value="0" calcext:value-type="float">
            <text:p>0</text:p>
          </table:table-cell>
          <table:table-cell table:formula="of:=COM.MICROSOFT.IFS( [.C55]&lt;=[Sprint.$B$2];[$Sprint.$A$2]; [.C55]&lt;=[Sprint.$B$3];[$Sprint.$A$3]; [.C55]&lt;=[Sprint.$B$4];[$Sprint.$A$4]; [.C55]&lt;=[Sprint.$B$5];[$Sprint.$A$5]; [.C55]&lt;=[Sprint.$B$6];[$Sprint.$A$6]; [.C55]&lt;=[Sprint.$B$7];[$Sprint.$A$7]; [.C55]&lt;=[Sprint.$B$8];[$Sprint.$A$8])" office:value-type="float" office:value="4" calcext:value-type="float">
            <text:p>4</text:p>
          </table:table-cell>
          <table:table-cell table:formula="of:=COM.MICROSOFT.IFS( [.D55]&lt;=[Sprint.$B$2];[$Sprint.$A$2]; [.D55]&lt;=[Sprint.$B$3];[$Sprint.$A$3]; [.D55]&lt;=[Sprint.$B$4];[$Sprint.$A$4]; [.D55]&lt;=[Sprint.$B$5];[$Sprint.$A$5]; [.D55]&lt;=[Sprint.$B$6];[$Sprint.$A$6]; [.D55]&lt;=[Sprint.$B$7];[$Sprint.$A$7]; [.D55]&lt;=[Sprint.$B$8];[$Sprint.$A$8])" office:value-type="float" office:value="4" calcext:value-type="float">
            <text:p>4</text:p>
          </table:table-cell>
        </table:table-row>
        <table:table-row table:style-name="ro4">
          <table:covered-table-cell/>
          <table:table-cell table:style-name="ce3" office:value-type="string" calcext:value-type="string">
            <text:p>Afficher le nom du paramètre a interpoller lorsqu’on ne peut le faire (création/modification) </text:p>
          </table:table-cell>
          <table:table-cell table:style-name="ce1" office:value-type="date" office:date-value="2023-04-10" calcext:value-type="date">
            <text:p>10/04/23</text:p>
          </table:table-cell>
          <table:table-cell/>
          <table:table-cell table:formula="of:=[.D56]-[.C56]" office:value-type="float" office:value="-45026" calcext:value-type="float">
            <text:p>-45026</text:p>
          </table:table-cell>
          <table:table-cell table:formula="of:=COM.MICROSOFT.IFS( [.C56]&lt;=[Sprint.$B$2];[$Sprint.$A$2]; [.C56]&lt;=[Sprint.$B$3];[$Sprint.$A$3]; [.C56]&lt;=[Sprint.$B$4];[$Sprint.$A$4]; [.C56]&lt;=[Sprint.$B$5];[$Sprint.$A$5]; [.C56]&lt;=[Sprint.$B$6];[$Sprint.$A$6]; [.C56]&lt;=[Sprint.$B$7];[$Sprint.$A$7]; [.C56]&lt;=[Sprint.$B$8];[$Sprint.$A$8])" office:value-type="float" office:value="5" calcext:value-type="float">
            <text:p>5</text:p>
          </table:table-cell>
          <table:table-cell table:formula="of:=COM.MICROSOFT.IFS( [.D56]&lt;=[Sprint.$B$2];[$Sprint.$A$2]; [.D56]&lt;=[Sprint.$B$3];[$Sprint.$A$3]; [.D56]&lt;=[Sprint.$B$4];[$Sprint.$A$4]; [.D56]&lt;=[Sprint.$B$5];[$Sprint.$A$5]; [.D56]&lt;=[Sprint.$B$6];[$Sprint.$A$6]; [.D56]&lt;=[Sprint.$B$7];[$Sprint.$A$7]; [.D56]&lt;=[Sprint.$B$8];[$Sprint.$A$8])" office:value-type="float" office:value="0" calcext:value-type="float">
            <text:p>0</text:p>
          </table:table-cell>
        </table:table-row>
        <table:table-row table:style-name="ro2" table:number-rows-repeated="104851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0T17:08:10.100000000</meta:creation-date>
    <dc:date>2023-04-10T18:45:57.867000000</dc:date>
    <meta:editing-duration>PT2M15S</meta:editing-duration>
    <meta:editing-cycles>2</meta:editing-cycles>
    <meta:generator>LibreOffice/7.0.2.2$Windows_X86_64 LibreOffice_project/8349ace3c3162073abd90d81fd06dcfb6b36b994</meta:generator>
    <meta:document-statistic meta:table-count="2" meta:cell-count="364" meta:object-count="0"/>
  </office:meta>
</office:document-meta>
</file>